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6" office:value-type="string" calcext:value-type="string">
            <text:p>K+Λ actual / proposed</text:p>
          </table:table-cell>
          <table:table-cell table:style-name="ce26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7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1.10798611111111" calcext:value-type="percentage">
            <text:p>110.8%</text:p>
          </table:table-cell>
          <table:table-cell table:style-name="ce23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7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1.51631944444444" calcext:value-type="percentage">
            <text:p>151.6%</text:p>
          </table:table-cell>
          <table:table-cell table:style-name="ce23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7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1.34861111111111" calcext:value-type="percentage">
            <text:p>134.9%</text:p>
          </table:table-cell>
          <table:table-cell table:style-name="ce23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7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1.20634920634921" calcext:value-type="percentage">
            <text:p>120.6%</text:p>
          </table:table-cell>
          <table:table-cell table:style-name="ce23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7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912301587301587" calcext:value-type="percentage">
            <text:p>91.2%</text:p>
          </table:table-cell>
          <table:table-cell table:style-name="ce23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7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1.57648809523809" calcext:value-type="percentage">
            <text:p>157.6%</text:p>
          </table:table-cell>
          <table:table-cell table:style-name="ce23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7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927951388888889" calcext:value-type="percentage">
            <text:p>92.8%</text:p>
          </table:table-cell>
          <table:table-cell table:style-name="ce23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7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1.03293981481481" calcext:value-type="percentage">
            <text:p>103.3%</text:p>
          </table:table-cell>
          <table:table-cell table:style-name="ce23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7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943634259259259" calcext:value-type="percentage">
            <text:p>94.4%</text:p>
          </table:table-cell>
          <table:table-cell table:style-name="ce23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1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3" table:formula="of:=[.B38]/[.G38]" office:value-type="percentage" office:value="0.48627129750983" calcext:value-type="percentage">
            <text:p>48.6%</text:p>
          </table:table-cell>
          <table:table-cell table:style-name="ce23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5" office:value-type="float" office:value="18876" calcext:value-type="float">
            <text:p>18876</text:p>
          </table:table-cell>
          <table:table-cell table:style-name="ce23" table:formula="of:=[.L38]/[.K38]" office:value-type="percentage" office:value="0.460390243902439" calcext:value-type="percentage">
            <text:p>46.0%</text:p>
          </table:table-cell>
          <table:table-cell table:style-name="ce27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1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3" table:formula="of:=[.B39]/[.G39]" office:value-type="percentage" office:value="0.901805555555555" calcext:value-type="percentage">
            <text:p>90.2%</text:p>
          </table:table-cell>
          <table:table-cell table:style-name="ce23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7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3" table:formula="of:=[.B42]/[.G42]" office:value-type="percentage" office:value="0.829259259259259" calcext:value-type="percentage">
            <text:p>82.9%</text:p>
          </table:table-cell>
          <table:table-cell table:style-name="ce23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2255.231" calcext:value-type="float">
            <text:p>2255.2</text:p>
          </table:table-cell>
          <table:table-cell table:style-name="ce10" table:formula="of:=[$3p0FF.D109]" office:value-type="float" office:value="81309" calcext:value-type="float">
            <text:p>81309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1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2255.231" calcext:value-type="float">
            <text:p>2255.2</text:p>
          </table:table-cell>
          <table:table-cell table:style-name="ce23" table:formula="of:=[.B44]/[.G44]" office:value-type="percentage" office:value="0.410519695645842" calcext:value-type="percentage">
            <text:p>41.1%</text:p>
          </table:table-cell>
          <table:table-cell table:style-name="ce23" table:formula="of:=[.I44]/[.F44]" office:value-type="percentage" office:value="0.170945500879654" calcext:value-type="percentage">
            <text:p>17.1%</text:p>
          </table:table-cell>
          <table:table-cell office:value-type="float" office:value="29500" calcext:value-type="float">
            <text:p>29500</text:p>
          </table:table-cell>
          <table:table-cell table:style-name="ce25" office:value-type="float" office:value="8732" calcext:value-type="float">
            <text:p>8732</text:p>
          </table:table-cell>
          <table:table-cell table:style-name="ce23" table:formula="of:=[.L44]/[.K44]" office:value-type="percentage" office:value="0.296" calcext:value-type="percentage">
            <text:p>29.6%</text:p>
          </table:table-cell>
          <table:table-cell table:style-name="ce27" table:formula="of:=[.M44]/[.I44]" office:value-type="percentage" office:value="0.721037268466068" calcext:value-type="percentage">
            <text:p>72.1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1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30]" office:value-type="float" office:value="0" calcext:value-type="float">
            <text:p>0.0</text:p>
          </table:table-cell>
          <table:table-cell table:style-name="ce23" table:formula="of:=[.B45]/[.G45]" office:value-type="percentage" office:value="1.20201388888889" calcext:value-type="percentage">
            <text:p>120.2%</text:p>
          </table:table-cell>
          <table:table-cell table:style-name="ce23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 table:number-rows-repeated="19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8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0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0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0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0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:.C8])" office:value-type="float" office:value="352.31" calcext:value-type="float">
            <text:p>352.31</text:p>
          </table:table-cell>
          <table:table-cell table:style-name="ce34" table:formula="of:=SUM([.D5:.D8])" office:value-type="float" office:value="13705" calcext:value-type="float">
            <text:p>13705</text:p>
          </table:table-cell>
          <table:table-cell table:style-name="ce36" table:formula="of:=SUM([.E5:.E8])" office:value-type="float" office:value="7389.62" calcext:value-type="float">
            <text:p>7390</text:p>
          </table:table-cell>
          <table:table-cell table:style-name="ce38" office:value-type="float" office:value="23601" calcext:value-type="float">
            <text:p>23601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9]/3600/[.G9]" office:value-type="percentage" office:value="2.73159722222222" calcext:value-type="percentage">
            <text:p>273.2%</text:p>
          </table:table-cell>
          <table:table-cell table:style-name="ce31" table:formula="of:=[.G9]*3600*0.00007*1000" office:value-type="float" office:value="604.8" calcext:value-type="float">
            <text:p>604.8</text:p>
          </table:table-cell>
          <table:table-cell table:style-name="ce43" table:formula="of:=[.C9]/[.I9]" office:value-type="percentage" office:value="0.582523148148148" calcext:value-type="percentage">
            <text:p>58.3%</text:p>
          </table:table-cell>
          <table:table-cell table:style-name="ce43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4" office:value-type="float" office:value="956" calcext:value-type="float">
            <text:p>956</text:p>
          </table:table-cell>
          <table:table-cell table:style-name="ce36" office:value-type="float" office:value="853.67" calcext:value-type="float">
            <text:p>854</text:p>
          </table:table-cell>
          <table:table-cell table:style-name="ce38" office:value-type="float" office:value="2340" calcext:value-type="float">
            <text:p>234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11]/3600/[.G11]" office:value-type="percentage" office:value="3.25" calcext:value-type="percentage">
            <text:p>325.0%</text:p>
          </table:table-cell>
          <table:table-cell table:style-name="ce31" table:formula="of:=[.G11]*3600*0.00007*1000" office:value-type="float" office:value="50.4" calcext:value-type="float">
            <text:p>50.4</text:p>
          </table:table-cell>
          <table:table-cell table:style-name="ce43" table:formula="of:=[.C11]/[.I11]" office:value-type="percentage" office:value="0.633134920634921" calcext:value-type="percentage">
            <text:p>63.3%</text:p>
          </table:table-cell>
          <table:table-cell table:style-name="ce43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0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0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0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0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0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0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0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13:.C20])" office:value-type="float" office:value="847.34" calcext:value-type="float">
            <text:p>847.34</text:p>
          </table:table-cell>
          <table:table-cell table:style-name="ce34" table:formula="of:=SUM([.D13:.D20])" office:value-type="float" office:value="22064" calcext:value-type="float">
            <text:p>22064</text:p>
          </table:table-cell>
          <table:table-cell table:style-name="ce36" table:formula="of:=SUM([.E13:.E20])" office:value-type="float" office:value="13593.95" calcext:value-type="float">
            <text:p>13594</text:p>
          </table:table-cell>
          <table:table-cell table:style-name="ce38" office:value-type="float" office:value="30420" calcext:value-type="float">
            <text:p>30420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21]/3600/[.G21]" office:value-type="percentage" office:value="3.52083333333333" calcext:value-type="percentage">
            <text:p>352.1%</text:p>
          </table:table-cell>
          <table:table-cell table:style-name="ce31" table:formula="of:=[.G21]*3600*0.00007*1000" office:value-type="float" office:value="604.8" calcext:value-type="float">
            <text:p>604.8</text:p>
          </table:table-cell>
          <table:table-cell table:style-name="ce43" table:formula="of:=[.C21]/[.I21]" office:value-type="percentage" office:value="1.40102513227513" calcext:value-type="percentage">
            <text:p>140.1%</text:p>
          </table:table-cell>
          <table:table-cell table:style-name="ce43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4" office:value-type="float" office:value="1096" calcext:value-type="float">
            <text:p>1096</text:p>
          </table:table-cell>
          <table:table-cell table:style-name="ce17"/>
          <table:table-cell table:style-name="ce38" office:value-type="float" office:value="1200" calcext:value-type="float">
            <text:p>120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3]/3600/[.G23]" office:value-type="percentage" office:value="1.66666666666667" calcext:value-type="percentage">
            <text:p>166.7%</text:p>
          </table:table-cell>
          <table:table-cell table:style-name="ce31" table:formula="of:=[.G23]*3600*0.00007*1000" office:value-type="float" office:value="50.4" calcext:value-type="float">
            <text:p>50.4</text:p>
          </table:table-cell>
          <table:table-cell table:style-name="ce43" table:formula="of:=[.C23]/[.I23]" office:value-type="percentage" office:value="0.866468253968254" calcext:value-type="percentage">
            <text:p>86.6%</text:p>
          </table:table-cell>
          <table:table-cell table:style-name="ce43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4" office:value-type="float" office:value="1041" calcext:value-type="float">
            <text:p>1041</text:p>
          </table:table-cell>
          <table:table-cell table:style-name="ce36" office:value-type="float" office:value="991.02" calcext:value-type="float">
            <text:p>99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5]/3600/[.G25]" office:value-type="percentage" office:value="1.44583333333333" calcext:value-type="percentage">
            <text:p>144.6%</text:p>
          </table:table-cell>
          <table:table-cell table:style-name="ce31" table:formula="of:=[.G25]*3600*0.00007*1000" office:value-type="float" office:value="50.4" calcext:value-type="float">
            <text:p>50.4</text:p>
          </table:table-cell>
          <table:table-cell table:style-name="ce43" table:formula="of:=[.C25]/[.I25]" office:value-type="percentage" office:value="0.770634920634921" calcext:value-type="percentage">
            <text:p>77.1%</text:p>
          </table:table-cell>
          <table:table-cell table:style-name="ce43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0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0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0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0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0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0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27:.C33])" office:value-type="float" office:value="546.57" calcext:value-type="float">
            <text:p>546.57</text:p>
          </table:table-cell>
          <table:table-cell table:style-name="ce34" table:formula="of:=SUM([.D27:.D33])" office:value-type="float" office:value="14790" calcext:value-type="float">
            <text:p>14790</text:p>
          </table:table-cell>
          <table:table-cell table:style-name="ce36" table:formula="of:=SUM([.E27:.E33])" office:value-type="float" office:value="12814.99" calcext:value-type="float">
            <text:p>12815</text:p>
          </table:table-cell>
          <table:table-cell table:style-name="ce38" office:value-type="float" office:value="19299" calcext:value-type="float">
            <text:p>19299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34]/3600/[.G34]" office:value-type="percentage" office:value="2.23368055555556" calcext:value-type="percentage">
            <text:p>223.4%</text:p>
          </table:table-cell>
          <table:table-cell table:style-name="ce31" table:formula="of:=[.G34]*3600*0.00007*1000" office:value-type="float" office:value="604.8" calcext:value-type="float">
            <text:p>604.8</text:p>
          </table:table-cell>
          <table:table-cell table:style-name="ce43" table:formula="of:=[.C34]/[.I34]" office:value-type="percentage" office:value="0.903720238095238" calcext:value-type="percentage">
            <text:p>90.4%</text:p>
          </table:table-cell>
          <table:table-cell table:style-name="ce43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0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0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0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0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0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0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0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0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0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0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0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0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0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0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0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0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37:.C52])" office:value-type="float" office:value="947.86" calcext:value-type="float">
            <text:p>947.86</text:p>
          </table:table-cell>
          <table:table-cell table:style-name="ce34" table:formula="of:=SUM([.D37:.D52])" office:value-type="float" office:value="35023" calcext:value-type="float">
            <text:p>35023</text:p>
          </table:table-cell>
          <table:table-cell table:style-name="ce37" table:formula="of:=SUM([.E37:.E52])" office:value-type="float" office:value="20371.86" calcext:value-type="float">
            <text:p>20372</text:p>
          </table:table-cell>
          <table:table-cell table:style-name="ce38" office:value-type="float" office:value="62385" calcext:value-type="float">
            <text:p>62385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53]/3600/[.G53]" office:value-type="percentage" office:value="1.75042087542088" calcext:value-type="percentage">
            <text:p>175.0%</text:p>
          </table:table-cell>
          <table:table-cell table:style-name="ce31" table:formula="of:=[.G53]*3600*0.00007*1000" office:value-type="float" office:value="2494.8" calcext:value-type="float">
            <text:p>2494.8</text:p>
          </table:table-cell>
          <table:table-cell table:style-name="ce43" table:formula="of:=[.C53]/[.I53]" office:value-type="percentage" office:value="0.379934263267597" calcext:value-type="percentage">
            <text:p>38.0%</text:p>
          </table:table-cell>
          <table:table-cell table:style-name="ce43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0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0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0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5:.C57])" office:value-type="float" office:value="158.91" calcext:value-type="float">
            <text:p>158.91</text:p>
          </table:table-cell>
          <table:table-cell table:style-name="ce34" table:formula="of:=SUM([.D55:.D57])" office:value-type="float" office:value="7458" calcext:value-type="float">
            <text:p>7458</text:p>
          </table:table-cell>
          <table:table-cell table:style-name="ce36" table:formula="of:=SUM([.E55:.E57])" office:value-type="float" office:value="4981.15" calcext:value-type="float">
            <text:p>4981</text:p>
          </table:table-cell>
          <table:table-cell table:style-name="ce38" office:value-type="float" office:value="7629" calcext:value-type="float">
            <text:p>7629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58]/3600/[.G58]" office:value-type="percentage" office:value="3.02738095238095" calcext:value-type="percentage">
            <text:p>302.7%</text:p>
          </table:table-cell>
          <table:table-cell table:style-name="ce31" table:formula="of:=[.G58]*3600*0.00007*1000" office:value-type="float" office:value="176.4" calcext:value-type="float">
            <text:p>176.4</text:p>
          </table:table-cell>
          <table:table-cell table:style-name="ce43" table:formula="of:=[.C58]/[.I58]" office:value-type="percentage" office:value="0.900850340136054" calcext:value-type="percentage">
            <text:p>90.1%</text:p>
          </table:table-cell>
          <table:table-cell table:style-name="ce43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4" office:value-type="float" office:value="2609" calcext:value-type="float">
            <text:p>2609</text:p>
          </table:table-cell>
          <table:table-cell table:style-name="ce36" office:value-type="float" office:value="2430.86" calcext:value-type="float">
            <text:p>2431</text:p>
          </table:table-cell>
          <table:table-cell table:style-name="ce38" office:value-type="float" office:value="2820" calcext:value-type="float">
            <text:p>2820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60]/3600/[.G60]" office:value-type="percentage" office:value="1.11904761904762" calcext:value-type="percentage">
            <text:p>111.9%</text:p>
          </table:table-cell>
          <table:table-cell table:style-name="ce31" table:formula="of:=[.G60]*3600*0.00007*1000" office:value-type="float" office:value="176.4" calcext:value-type="float">
            <text:p>176.4</text:p>
          </table:table-cell>
          <table:table-cell table:style-name="ce43" table:formula="of:=[.C60]/[.I60]" office:value-type="percentage" office:value="0.521315192743764" calcext:value-type="percentage">
            <text:p>52.1%</text:p>
          </table:table-cell>
          <table:table-cell table:style-name="ce43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0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0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0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0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0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0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0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0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0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0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62:.C71])" office:value-type="float" office:value="1008.47" calcext:value-type="float">
            <text:p>1008.47</text:p>
          </table:table-cell>
          <table:table-cell table:style-name="ce34" table:formula="of:=SUM([.D63:.D71])" office:value-type="float" office:value="31724" calcext:value-type="float">
            <text:p>31724</text:p>
          </table:table-cell>
          <table:table-cell table:style-name="ce36" table:formula="of:=SUM([.E62:.E71])" office:value-type="float" office:value="21495.43" calcext:value-type="float">
            <text:p>21495</text:p>
          </table:table-cell>
          <table:table-cell table:style-name="ce38" office:value-type="float" office:value="50104" calcext:value-type="float">
            <text:p>50104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72]/3600/[.G72]" office:value-type="percentage" office:value="1.40583613916947" calcext:value-type="percentage">
            <text:p>140.6%</text:p>
          </table:table-cell>
          <table:table-cell table:style-name="ce31" table:formula="of:=[.G72]*3600*0.00007*1000" office:value-type="float" office:value="2494.8" calcext:value-type="float">
            <text:p>2494.8</text:p>
          </table:table-cell>
          <table:table-cell table:style-name="ce43" table:formula="of:=[.C72]/[.I72]" office:value-type="percentage" office:value="0.404228795895463" calcext:value-type="percentage">
            <text:p>40.4%</text:p>
          </table:table-cell>
          <table:table-cell table:style-name="ce43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0" office:value-type="float" office:value="4925" calcext:value-type="float">
            <text:p>4925</text:p>
          </table:table-cell>
          <table:table-cell table:style-name="ce32" office:value-type="float" office:value="78.9" calcext:value-type="float">
            <text:p>78.90</text:p>
          </table:table-cell>
          <table:table-cell table:style-name="ce30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6" calcext:value-type="float">
            <text:p>4926</text:p>
          </table:table-cell>
          <table:table-cell table:style-name="ce32" office:value-type="float" office:value="99.26" calcext:value-type="float">
            <text:p>99.26</text:p>
          </table:table-cell>
          <table:table-cell table:style-name="ce30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7" calcext:value-type="float">
            <text:p>4927</text:p>
          </table:table-cell>
          <table:table-cell table:style-name="ce32" office:value-type="float" office:value="101.38" calcext:value-type="float">
            <text:p>101.38</text:p>
          </table:table-cell>
          <table:table-cell table:style-name="ce30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8" calcext:value-type="float">
            <text:p>4928</text:p>
          </table:table-cell>
          <table:table-cell table:style-name="ce32" office:value-type="float" office:value="83.295" calcext:value-type="float">
            <text:p>83.30</text:p>
          </table:table-cell>
          <table:table-cell table:style-name="ce30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9" calcext:value-type="float">
            <text:p>4929</text:p>
          </table:table-cell>
          <table:table-cell table:style-name="ce32" office:value-type="float" office:value="108.63" calcext:value-type="float">
            <text:p>108.63</text:p>
          </table:table-cell>
          <table:table-cell table:style-name="ce30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0" calcext:value-type="float">
            <text:p>4930</text:p>
          </table:table-cell>
          <table:table-cell table:style-name="ce32" office:value-type="float" office:value="81.06" calcext:value-type="float">
            <text:p>81.06</text:p>
          </table:table-cell>
          <table:table-cell table:style-name="ce30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1" calcext:value-type="float">
            <text:p>4931</text:p>
          </table:table-cell>
          <table:table-cell table:style-name="ce32" office:value-type="float" office:value="70.53" calcext:value-type="float">
            <text:p>70.53</text:p>
          </table:table-cell>
          <table:table-cell table:style-name="ce30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2" calcext:value-type="float">
            <text:p>4932</text:p>
          </table:table-cell>
          <table:table-cell table:style-name="ce32" office:value-type="float" office:value="70.21" calcext:value-type="float">
            <text:p>70.21</text:p>
          </table:table-cell>
          <table:table-cell table:style-name="ce30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3" calcext:value-type="float">
            <text:p>4933</text:p>
          </table:table-cell>
          <table:table-cell table:style-name="ce32" office:value-type="float" office:value="73.6" calcext:value-type="float">
            <text:p>73.60</text:p>
          </table:table-cell>
          <table:table-cell table:style-name="ce30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4" calcext:value-type="float">
            <text:p>4934</text:p>
          </table:table-cell>
          <table:table-cell table:style-name="ce32" office:value-type="float" office:value="79.41" calcext:value-type="float">
            <text:p>79.41</text:p>
          </table:table-cell>
          <table:table-cell table:style-name="ce30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5" calcext:value-type="float">
            <text:p>4935</text:p>
          </table:table-cell>
          <table:table-cell table:style-name="ce32" office:value-type="float" office:value="5.32" calcext:value-type="float">
            <text:p>5.32</text:p>
          </table:table-cell>
          <table:table-cell table:style-name="ce30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6" calcext:value-type="float">
            <text:p>4936</text:p>
          </table:table-cell>
          <table:table-cell table:style-name="ce32" office:value-type="float" office:value="74.93" calcext:value-type="float">
            <text:p>74.93</text:p>
          </table:table-cell>
          <table:table-cell table:style-name="ce30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7" calcext:value-type="float">
            <text:p>4937</text:p>
          </table:table-cell>
          <table:table-cell table:style-name="ce32" office:value-type="float" office:value="58.61" calcext:value-type="float">
            <text:p>58.61</text:p>
          </table:table-cell>
          <table:table-cell table:style-name="ce30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8" calcext:value-type="float">
            <text:p>4938</text:p>
          </table:table-cell>
          <table:table-cell table:style-name="ce32" office:value-type="float" office:value="81.834" calcext:value-type="float">
            <text:p>81.83</text:p>
          </table:table-cell>
          <table:table-cell table:style-name="ce30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9" calcext:value-type="float">
            <text:p>4939</text:p>
          </table:table-cell>
          <table:table-cell table:style-name="ce32" office:value-type="float" office:value="76.363" calcext:value-type="float">
            <text:p>76.36</text:p>
          </table:table-cell>
          <table:table-cell table:style-name="ce30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33" table:formula="of:=SUM([.C74:.C88])" office:value-type="float" office:value="1143.332" calcext:value-type="float">
            <text:p>1143.33</text:p>
          </table:table-cell>
          <table:table-cell table:style-name="ce34" table:formula="of:=SUM([.D74:.D88])" office:value-type="float" office:value="43664" calcext:value-type="float">
            <text:p>43664</text:p>
          </table:table-cell>
          <table:table-cell table:style-name="ce36" table:formula="of:=SUM([.E74:.E88])" office:value-type="float" office:value="36329.72" calcext:value-type="float">
            <text:p>36330</text:p>
          </table:table-cell>
          <table:table-cell table:style-name="ce36" office:value-type="float" office:value="46312" calcext:value-type="float">
            <text:p>46312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89]/3600/[.G89]" office:value-type="percentage" office:value="18.3777777777778" calcext:value-type="percentage">
            <text:p>1837.8%</text:p>
          </table:table-cell>
          <table:table-cell table:style-name="ce31" table:formula="of:=[.G89]*3600*0.00007*1000" office:value-type="float" office:value="176.4" calcext:value-type="float">
            <text:p>176.4</text:p>
          </table:table-cell>
          <table:table-cell table:style-name="ce43" table:formula="of:=[.C89]/[.I89]" office:value-type="percentage" office:value="6.48147392290249" calcext:value-type="percentage">
            <text:p>648.1%</text:p>
          </table:table-cell>
          <table:table-cell table:style-name="ce43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0" office:value-type="float" office:value="4940" calcext:value-type="float">
            <text:p>4940</text:p>
          </table:table-cell>
          <table:table-cell table:style-name="ce30" office:value-type="float" office:value="34.19" calcext:value-type="float">
            <text:p>34.19</text:p>
          </table:table-cell>
          <table:table-cell table:style-name="ce30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1" calcext:value-type="float">
            <text:p>4941</text:p>
          </table:table-cell>
          <table:table-cell table:style-name="ce30" office:value-type="float" office:value="39.36" calcext:value-type="float">
            <text:p>39.36</text:p>
          </table:table-cell>
          <table:table-cell table:style-name="ce30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2" calcext:value-type="float">
            <text:p>4942</text:p>
          </table:table-cell>
          <table:table-cell table:style-name="ce30" office:value-type="float" office:value="48.05" calcext:value-type="float">
            <text:p>48.05</text:p>
          </table:table-cell>
          <table:table-cell table:style-name="ce30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6"/>
          <table:table-cell table:style-name="ce34" table:formula="of:=SUM([.C91:.C93])" office:value-type="float" office:value="121.6" calcext:value-type="float">
            <text:p>121.6</text:p>
          </table:table-cell>
          <table:table-cell table:style-name="ce34" table:formula="of:=SUM([.D91:.D93])" office:value-type="float" office:value="5987" calcext:value-type="float">
            <text:p>5987</text:p>
          </table:table-cell>
          <table:table-cell table:style-name="ce36" table:formula="of:=SUM([.E91:.E93])" office:value-type="float" office:value="4182.93" calcext:value-type="float">
            <text:p>4183</text:p>
          </table:table-cell>
          <table:table-cell table:style-name="ce36" office:value-type="float" office:value="7237" calcext:value-type="float">
            <text:p>7237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94]/3600/[.G94]" office:value-type="percentage" office:value="2.8718253968254" calcext:value-type="percentage">
            <text:p>287.2%</text:p>
          </table:table-cell>
          <table:table-cell table:style-name="ce31" table:formula="of:=[.G94]*3600*0.00007*1000" office:value-type="float" office:value="176.4" calcext:value-type="float">
            <text:p>176.4</text:p>
          </table:table-cell>
          <table:table-cell table:style-name="ce43" table:formula="of:=[.C94]/[.I94]" office:value-type="percentage" office:value="0.689342403628118" calcext:value-type="percentage">
            <text:p>68.9%</text:p>
          </table:table-cell>
          <table:table-cell table:style-name="ce43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6:.C97])" office:value-type="float" office:value="83.367" calcext:value-type="float">
            <text:p>83.367</text:p>
          </table:table-cell>
          <table:table-cell table:style-name="ce29" table:formula="of:=SUM([.D96:.D97])" office:value-type="float" office:value="7268" calcext:value-type="float">
            <text:p>7268</text:p>
          </table:table-cell>
          <table:table-cell table:style-name="ce29"/>
          <table:table-cell table:style-name="ce36" office:value-type="float" office:value="7885" calcext:value-type="float">
            <text:p>788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2])" office:value-type="float" office:value="250.83" calcext:value-type="float">
            <text:p>250.83</text:p>
          </table:table-cell>
          <table:table-cell table:style-name="ce29" table:formula="of:=SUM([.D100:.D102])" office:value-type="float" office:value="11829" calcext:value-type="float">
            <text:p>11829</text:p>
          </table:table-cell>
          <table:table-cell table:style-name="ce29"/>
          <table:table-cell table:style-name="ce36" office:value-type="float" office:value="8568" calcext:value-type="float">
            <text:p>8568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10.74deg)</text:p>
          </table:table-cell>
          <table:table-cell table:style-name="ce29"/>
          <table:table-cell table:style-name="ce29" table:formula="of:=[.C72]+[.C103]" office:value-type="float" office:value="1259.3" calcext:value-type="float">
            <text:p>1259.3</text:p>
          </table:table-cell>
          <table:table-cell table:style-name="ce29" table:formula="of:=[.D72]+[.D103]" office:value-type="float" office:value="43553" calcext:value-type="float">
            <text:p>43553</text:p>
          </table:table-cell>
          <table:table-cell table:style-name="ce29"/>
          <table:table-cell table:style-name="ce36" table:formula="of:=[.F72]+[.F103]" office:value-type="float" office:value="58672" calcext:value-type="float">
            <text:p>58672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04]/3600/[.G104]" office:value-type="percentage" office:value="1.64624017957351" calcext:value-type="percentage">
            <text:p>164.6%</text:p>
          </table:table-cell>
          <table:table-cell table:style-name="ce31" table:formula="of:=[.G104]*3600*0.00007*1000" office:value-type="float" office:value="2494.8" calcext:value-type="float">
            <text:p>2494.8</text:p>
          </table:table-cell>
          <table:table-cell table:style-name="ce43" table:formula="of:=[.C104]/[.I104]" office:value-type="percentage" office:value="0.504769921436588" calcext:value-type="percentage">
            <text:p>50.5%</text:p>
          </table:table-cell>
          <table:table-cell table:style-name="ce43" table:formula="of:=[.J104]/[.H104]" office:value-type="percentage" office:value="0.30661985274066" calcext:value-type="percentage">
            <text:p>30.7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table:number-columns-repeated="5"/>
          <table:table-cell table:style-name="ce36"/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6:.C117])" office:value-type="float" office:value="1051.2" calcext:value-type="float">
            <text:p>1051.2</text:p>
          </table:table-cell>
          <table:table-cell table:style-name="ce29" table:formula="of:=SUM([.D106:.D117])" office:value-type="float" office:value="39109" calcext:value-type="float">
            <text:p>39109</text:p>
          </table:table-cell>
          <table:table-cell table:style-name="ce29"/>
          <table:table-cell table:style-name="ce36" office:value-type="float" office:value="40125" calcext:value-type="float">
            <text:p>4012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7.74deg)</text:p>
          </table:table-cell>
          <table:table-cell table:style-name="ce29"/>
          <table:table-cell table:style-name="ce35" table:formula="of:=[.C89]+[.C118]+[.C104]" office:value-type="float" office:value="3453.832" calcext:value-type="float">
            <text:p>3453.83</text:p>
          </table:table-cell>
          <table:table-cell table:style-name="ce36" table:formula="of:=[.D89]+[.D118]+[.D104]" office:value-type="float" office:value="126326" calcext:value-type="float">
            <text:p>126326</text:p>
          </table:table-cell>
          <table:table-cell table:style-name="ce29"/>
          <table:table-cell table:style-name="ce36" table:formula="of:=[.F89]+[.F118]+[.F104]" office:value-type="float" office:value="145109" calcext:value-type="float">
            <text:p>145109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19]/3600/[.G119]" office:value-type="percentage" office:value="4.07152076318743" calcext:value-type="percentage">
            <text:p>407.2%</text:p>
          </table:table-cell>
          <table:table-cell table:style-name="ce31" table:formula="of:=[.G119]*3600*0.00007*1000" office:value-type="float" office:value="2494.8" calcext:value-type="float">
            <text:p>2494.8</text:p>
          </table:table-cell>
          <table:table-cell table:style-name="ce43" table:formula="of:=[.C119]/[.I119]" office:value-type="percentage" office:value="1.38441237774571" calcext:value-type="percentage">
            <text:p>138.4%</text:p>
          </table:table-cell>
          <table:table-cell table:style-name="ce43" table:formula="of:=[.J119]/[.H119]" office:value-type="percentage" office:value="0.340023410972835" calcext:value-type="percentage">
            <text:p>34.0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3</text:p>
          </table:table-cell>
          <table:table-cell table:style-name="ce2"/>
          <table:table-cell table:style-name="ce45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7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6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8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8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8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8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8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8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8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8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8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8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7:.C17])" office:value-type="float" office:value="1368.311" calcext:value-type="float">
            <text:p>1368.31</text:p>
          </table:table-cell>
          <table:table-cell table:style-name="ce38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8" office:value-type="float" office:value="117252" calcext:value-type="float">
            <text:p>117252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18]/3600/[.G18]" office:value-type="percentage" office:value="3.74367816091954" calcext:value-type="percentage">
            <text:p>374.4%</text:p>
          </table:table-cell>
          <table:table-cell table:style-name="ce31" table:formula="of:=[.G18]*3600*0.00007*1000" office:value-type="float" office:value="2192.4" calcext:value-type="float">
            <text:p>2192.4</text:p>
          </table:table-cell>
          <table:table-cell table:style-name="ce43" table:formula="of:=[.C18]/[.I18]" office:value-type="percentage" office:value="0.62411558109834" calcext:value-type="percentage">
            <text:p>62.4%</text:p>
          </table:table-cell>
          <table:table-cell table:style-name="ce43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1"/>
          <table:table-cell table:style-name="ce34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8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8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0:.C21])" office:value-type="float" office:value="80.175" calcext:value-type="float">
            <text:p>80.18</text:p>
          </table:table-cell>
          <table:table-cell table:style-name="ce38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8" office:value-type="float" office:value="4895" calcext:value-type="float">
            <text:p>4895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2]/3600/[.G22]" office:value-type="percentage" office:value="2.2662037037037" calcext:value-type="percentage">
            <text:p>226.6%</text:p>
          </table:table-cell>
          <table:table-cell table:style-name="ce31" table:formula="of:=[.G22]*3600*0.00007*1000" office:value-type="float" office:value="151.2" calcext:value-type="float">
            <text:p>151.2</text:p>
          </table:table-cell>
          <table:table-cell table:style-name="ce43" table:formula="of:=[.C22]/[.I22]" office:value-type="percentage" office:value="0.530257936507936" calcext:value-type="percentage">
            <text:p>53.0%</text:p>
          </table:table-cell>
          <table:table-cell table:style-name="ce43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9" office:value-type="float" office:value="89.246" calcext:value-type="float">
            <text:p>89.25</text:p>
          </table:table-cell>
          <table:table-cell table:style-name="ce50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4]/3600/[.G24]" office:value-type="percentage" office:value="1.12222222222222" calcext:value-type="percentage">
            <text:p>112.2%</text:p>
          </table:table-cell>
          <table:table-cell table:style-name="ce31" table:formula="of:=[.G24]*3600*0.00007*1000" office:value-type="float" office:value="151.2" calcext:value-type="float">
            <text:p>151.2</text:p>
          </table:table-cell>
          <table:table-cell table:style-name="ce43" table:formula="of:=[.C24]/[.I24]" office:value-type="percentage" office:value="0.590251322751323" calcext:value-type="percentage">
            <text:p>59.0%</text:p>
          </table:table-cell>
          <table:table-cell table:style-name="ce43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8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8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8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8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8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8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8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8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8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8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8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6:.C37])" office:value-type="float" office:value="1089.391" calcext:value-type="float">
            <text:p>1089.39</text:p>
          </table:table-cell>
          <table:table-cell table:style-name="ce38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9" office:value-type="float" office:value="183598" calcext:value-type="float">
            <text:p>183598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38]/3600/[.G38]" office:value-type="percentage" office:value="5.86200510855683" calcext:value-type="percentage">
            <text:p>586.2%</text:p>
          </table:table-cell>
          <table:table-cell table:style-name="ce31" table:formula="of:=[.G38]*3600*0.00007*1000" office:value-type="float" office:value="2192.4" calcext:value-type="float">
            <text:p>2192.4</text:p>
          </table:table-cell>
          <table:table-cell table:style-name="ce43" table:formula="of:=[.C38]/[.I38]" office:value-type="percentage" office:value="0.496894271118409" calcext:value-type="percentage">
            <text:p>49.7%</text:p>
          </table:table-cell>
          <table:table-cell table:style-name="ce43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8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8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8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8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8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8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8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8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8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8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40:.C50])" office:value-type="float" office:value="969.2" calcext:value-type="float">
            <text:p>969.20</text:p>
          </table:table-cell>
          <table:table-cell table:style-name="ce38" table:formula="of:=SUM([.D40:.D50])" office:value-type="float" office:value="27196" calcext:value-type="float">
            <text:p>27196</text:p>
          </table:table-cell>
          <table:table-cell table:style-name="ce37"/>
          <table:table-cell table:style-name="ce38" office:value-type="float" office:value="27584" calcext:value-type="float">
            <text:p>27584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51]/3600/[.G51]" office:value-type="percentage" office:value="0.880715197956577" calcext:value-type="percentage">
            <text:p>88.1%</text:p>
          </table:table-cell>
          <table:table-cell table:style-name="ce31" table:formula="of:=[.G51]*3600*0.00007*1000" office:value-type="float" office:value="2192.4" calcext:value-type="float">
            <text:p>2192.4</text:p>
          </table:table-cell>
          <table:table-cell table:style-name="ce43" table:formula="of:=[.C51]/[.I51]" office:value-type="percentage" office:value="0.442072614486408" calcext:value-type="percentage">
            <text:p>44.2%</text:p>
          </table:table-cell>
          <table:table-cell table:style-name="ce43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8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9" table:formula="of:=SUM([.C53:.C54])" office:value-type="float" office:value="81.53" calcext:value-type="float">
            <text:p>81.53</text:p>
          </table:table-cell>
          <table:table-cell table:style-name="ce50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55]/3600/[.G55]" office:value-type="percentage" office:value="1.35601851851852" calcext:value-type="percentage">
            <text:p>135.6%</text:p>
          </table:table-cell>
          <table:table-cell table:style-name="ce31" table:formula="of:=[.G55]*3600*0.00007*1000" office:value-type="float" office:value="151.2" calcext:value-type="float">
            <text:p>151.2</text:p>
          </table:table-cell>
          <table:table-cell table:style-name="ce43" table:formula="of:=[.C53]/[.I55]" office:value-type="percentage" office:value="0.256150793650794" calcext:value-type="percentage">
            <text:p>25.6%</text:p>
          </table:table-cell>
          <table:table-cell table:style-name="ce43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1" office:value-type="string" calcext:value-type="string">
            <text:p>10.6 GeV KAON-LT physics setting 4</text:p>
          </table:table-cell>
          <table:table-cell table:style-name="ce54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2" office:value-type="string" calcext:value-type="string">
            <text:p>SHMS angle</text:p>
          </table:table-cell>
          <table:table-cell table:style-name="ce52" office:value-type="string" calcext:value-type="string">
            <text:p>Run Number</text:p>
          </table:table-cell>
          <table:table-cell table:style-name="ce52" office:value-type="string" calcext:value-type="string">
            <text:p>BCM4B Charge (mC)</text:p>
          </table:table-cell>
          <table:table-cell table:style-name="ce52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2" office:value-type="string" calcext:value-type="string">
            <text:p>Q_PAC @ 70uA (mC)</text:p>
          </table:table-cell>
          <table:table-cell table:style-name="ce52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3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5" office:value-type="float" office:value="5040" calcext:value-type="float">
            <text:p>5040</text:p>
          </table:table-cell>
          <table:table-cell table:style-name="ce55" office:value-type="float" office:value="31.6" calcext:value-type="float">
            <text:p>31.6</text:p>
          </table:table-cell>
          <table:table-cell table:style-name="ce55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1" calcext:value-type="float">
            <text:p>5041</text:p>
          </table:table-cell>
          <table:table-cell table:style-name="ce55" office:value-type="float" office:value="37.9" calcext:value-type="float">
            <text:p>37.9</text:p>
          </table:table-cell>
          <table:table-cell table:style-name="ce55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2" calcext:value-type="float">
            <text:p>5042</text:p>
          </table:table-cell>
          <table:table-cell table:style-name="ce55" office:value-type="float" office:value="138.8" calcext:value-type="float">
            <text:p>138.8</text:p>
          </table:table-cell>
          <table:table-cell table:style-name="ce55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4" calcext:value-type="float">
            <text:p>5044</text:p>
          </table:table-cell>
          <table:table-cell table:style-name="ce55" office:value-type="float" office:value="102.4" calcext:value-type="float">
            <text:p>102.4</text:p>
          </table:table-cell>
          <table:table-cell table:style-name="ce55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5" calcext:value-type="float">
            <text:p>5045</text:p>
          </table:table-cell>
          <table:table-cell table:style-name="ce2"/>
          <table:table-cell table:style-name="ce55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6" calcext:value-type="float">
            <text:p>5046</text:p>
          </table:table-cell>
          <table:table-cell table:style-name="ce55" office:value-type="float" office:value="137.3" calcext:value-type="float">
            <text:p>137.3</text:p>
          </table:table-cell>
          <table:table-cell table:style-name="ce55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7" calcext:value-type="float">
            <text:p>5047</text:p>
          </table:table-cell>
          <table:table-cell table:style-name="ce55" office:value-type="float" office:value="122.6" calcext:value-type="float">
            <text:p>122.6</text:p>
          </table:table-cell>
          <table:table-cell table:style-name="ce55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8" calcext:value-type="float">
            <text:p>5048</text:p>
          </table:table-cell>
          <table:table-cell table:style-name="ce55" office:value-type="float" office:value="10.9" calcext:value-type="float">
            <text:p>10.9</text:p>
          </table:table-cell>
          <table:table-cell table:style-name="ce55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9" calcext:value-type="float">
            <text:p>5049</text:p>
          </table:table-cell>
          <table:table-cell table:style-name="ce55" office:value-type="float" office:value="7.4" calcext:value-type="float">
            <text:p>7.4</text:p>
          </table:table-cell>
          <table:table-cell table:style-name="ce55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0" calcext:value-type="float">
            <text:p>5050</text:p>
          </table:table-cell>
          <table:table-cell table:style-name="ce55" office:value-type="float" office:value="97.8" calcext:value-type="float">
            <text:p>97.8</text:p>
          </table:table-cell>
          <table:table-cell table:style-name="ce55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1" calcext:value-type="float">
            <text:p>5051</text:p>
          </table:table-cell>
          <table:table-cell table:style-name="ce55" office:value-type="float" office:value="23.3" calcext:value-type="float">
            <text:p>23.3</text:p>
          </table:table-cell>
          <table:table-cell table:style-name="ce55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2" calcext:value-type="float">
            <text:p>5052</text:p>
          </table:table-cell>
          <table:table-cell table:style-name="ce55" office:value-type="float" office:value="50.6" calcext:value-type="float">
            <text:p>50.6</text:p>
          </table:table-cell>
          <table:table-cell table:style-name="ce55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3" calcext:value-type="float">
            <text:p>5053</text:p>
          </table:table-cell>
          <table:table-cell table:style-name="ce55" office:value-type="float" office:value="117.2" calcext:value-type="float">
            <text:p>117.2</text:p>
          </table:table-cell>
          <table:table-cell table:style-name="ce55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4" calcext:value-type="float">
            <text:p>5054</text:p>
          </table:table-cell>
          <table:table-cell table:style-name="ce55" office:value-type="float" office:value="82.8" calcext:value-type="float">
            <text:p>82.8</text:p>
          </table:table-cell>
          <table:table-cell table:style-name="ce55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2" calcext:value-type="float">
            <text:p>5062</text:p>
          </table:table-cell>
          <table:table-cell table:style-name="ce2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6" calcext:value-type="float">
            <text:p>5066</text:p>
          </table:table-cell>
          <table:table-cell table:style-name="ce2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8" calcext:value-type="float">
            <text:p>5068</text:p>
          </table:table-cell>
          <table:table-cell table:style-name="ce25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9" calcext:value-type="float">
            <text:p>5069</text:p>
          </table:table-cell>
          <table:table-cell table:style-name="ce25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0" calcext:value-type="float">
            <text:p>5070</text:p>
          </table:table-cell>
          <table:table-cell table:style-name="ce25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1" calcext:value-type="float">
            <text:p>5071</text:p>
          </table:table-cell>
          <table:table-cell table:style-name="ce25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2" calcext:value-type="float">
            <text:p>5072</text:p>
          </table:table-cell>
          <table:table-cell table:style-name="ce25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3" calcext:value-type="float">
            <text:p>5073</text:p>
          </table:table-cell>
          <table:table-cell table:style-name="ce25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5" calcext:value-type="float">
            <text:p>5075</text:p>
          </table:table-cell>
          <table:table-cell table:style-name="ce25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6" calcext:value-type="float">
            <text:p>5076</text:p>
          </table:table-cell>
          <table:table-cell table:style-name="ce25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7" calcext:value-type="float">
            <text:p>5077</text:p>
          </table:table-cell>
          <table:table-cell table:style-name="ce25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:.C40])" office:value-type="float" office:value="2671.38" calcext:value-type="float">
            <text:p>2671.38</text:p>
          </table:table-cell>
          <table:table-cell table:style-name="ce56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41]/3600/[.G41]" office:value-type="percentage" office:value="1.49458460754332" calcext:value-type="percentage">
            <text:p>149.5%</text:p>
          </table:table-cell>
          <table:table-cell table:style-name="ce60" table:formula="of:=[.G41]*3600*0.00007*1000" office:value-type="float" office:value="5493.6" calcext:value-type="float">
            <text:p>5493.6</text:p>
          </table:table-cell>
          <table:table-cell table:style-name="ce61" table:formula="of:=[.C41]/[.I41]" office:value-type="percentage" office:value="0.48627129750983" calcext:value-type="percentage">
            <text:p>48.6%</text:p>
          </table:table-cell>
          <table:table-cell table:style-name="ce61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3])" office:value-type="float" office:value="194.79" calcext:value-type="float">
            <text:p>194.79</text:p>
          </table:table-cell>
          <table:table-cell table:style-name="ce56" table:formula="of:=SUM([.D43])" office:value-type="float" office:value="6172" calcext:value-type="float">
            <text:p>6172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44]/3600/[.G44]" office:value-type="percentage" office:value="1.14296296296296" calcext:value-type="percentage">
            <text:p>114.3%</text:p>
          </table:table-cell>
          <table:table-cell table:style-name="ce60" table:formula="of:=[.G44]*3600*0.00007*1000" office:value-type="float" office:value="378" calcext:value-type="float">
            <text:p>378</text:p>
          </table:table-cell>
          <table:table-cell table:style-name="ce61" table:formula="of:=[.C44]/[.I44]" office:value-type="percentage" office:value="0.51531746031746" calcext:value-type="percentage">
            <text:p>51.5%</text:p>
          </table:table-cell>
          <table:table-cell table:style-name="ce61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5" office:value-type="float" office:value="5013" calcext:value-type="float">
            <text:p>5013</text:p>
          </table:table-cell>
          <table:table-cell table:style-name="ce55" office:value-type="float" office:value="125.22" calcext:value-type="float">
            <text:p>125.22</text:p>
          </table:table-cell>
          <table:table-cell table:style-name="ce55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4" calcext:value-type="float">
            <text:p>5014</text:p>
          </table:table-cell>
          <table:table-cell table:style-name="ce55" office:value-type="float" office:value="127.32" calcext:value-type="float">
            <text:p>127.32</text:p>
          </table:table-cell>
          <table:table-cell table:style-name="ce55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5" calcext:value-type="float">
            <text:p>5015</text:p>
          </table:table-cell>
          <table:table-cell table:style-name="ce55" office:value-type="float" office:value="133.53" calcext:value-type="float">
            <text:p>133.53</text:p>
          </table:table-cell>
          <table:table-cell table:style-name="ce55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7" calcext:value-type="float">
            <text:p>5017</text:p>
          </table:table-cell>
          <table:table-cell table:style-name="ce55" office:value-type="float" office:value="104.85" calcext:value-type="float">
            <text:p>104.85</text:p>
          </table:table-cell>
          <table:table-cell table:style-name="ce55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8" calcext:value-type="float">
            <text:p>5018</text:p>
          </table:table-cell>
          <table:table-cell table:style-name="ce55" office:value-type="float" office:value="165.14" calcext:value-type="float">
            <text:p>165.14</text:p>
          </table:table-cell>
          <table:table-cell table:style-name="ce55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9" calcext:value-type="float">
            <text:p>5019</text:p>
          </table:table-cell>
          <table:table-cell table:style-name="ce55" office:value-type="float" office:value="151.68" calcext:value-type="float">
            <text:p>151.68</text:p>
          </table:table-cell>
          <table:table-cell table:style-name="ce55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0" calcext:value-type="float">
            <text:p>5020</text:p>
          </table:table-cell>
          <table:table-cell table:style-name="ce55" office:value-type="float" office:value="145.68" calcext:value-type="float">
            <text:p>145.68</text:p>
          </table:table-cell>
          <table:table-cell table:style-name="ce55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1" calcext:value-type="float">
            <text:p>5021</text:p>
          </table:table-cell>
          <table:table-cell table:style-name="ce55" office:value-type="float" office:value="123.64" calcext:value-type="float">
            <text:p>123.64</text:p>
          </table:table-cell>
          <table:table-cell table:style-name="ce55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2" calcext:value-type="float">
            <text:p>5022</text:p>
          </table:table-cell>
          <table:table-cell table:style-name="ce55" office:value-type="float" office:value="120.1" calcext:value-type="float">
            <text:p>120.1</text:p>
          </table:table-cell>
          <table:table-cell table:style-name="ce55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3" calcext:value-type="float">
            <text:p>5023</text:p>
          </table:table-cell>
          <table:table-cell table:style-name="ce55" office:value-type="float" office:value="120.67" calcext:value-type="float">
            <text:p>120.67</text:p>
          </table:table-cell>
          <table:table-cell table:style-name="ce55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4" calcext:value-type="float">
            <text:p>5024</text:p>
          </table:table-cell>
          <table:table-cell table:style-name="ce55" office:value-type="float" office:value="143.56" calcext:value-type="float">
            <text:p>143.56</text:p>
          </table:table-cell>
          <table:table-cell table:style-name="ce55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5" calcext:value-type="float">
            <text:p>5025</text:p>
          </table:table-cell>
          <table:table-cell table:style-name="ce55" office:value-type="float" office:value="114.15" calcext:value-type="float">
            <text:p>114.15</text:p>
          </table:table-cell>
          <table:table-cell table:style-name="ce55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6" calcext:value-type="float">
            <text:p>5026</text:p>
          </table:table-cell>
          <table:table-cell table:style-name="ce55" office:value-type="float" office:value="134.23" calcext:value-type="float">
            <text:p>134.23</text:p>
          </table:table-cell>
          <table:table-cell table:style-name="ce55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7" calcext:value-type="float">
            <text:p>5027</text:p>
          </table:table-cell>
          <table:table-cell table:style-name="ce55" office:value-type="float" office:value="176.86" calcext:value-type="float">
            <text:p>176.86</text:p>
          </table:table-cell>
          <table:table-cell table:style-name="ce55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1" calcext:value-type="float">
            <text:p>5031</text:p>
          </table:table-cell>
          <table:table-cell table:style-name="ce55" office:value-type="float" office:value="140.7" calcext:value-type="float">
            <text:p>140.7</text:p>
          </table:table-cell>
          <table:table-cell table:style-name="ce55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2" calcext:value-type="float">
            <text:p>5032</text:p>
          </table:table-cell>
          <table:table-cell table:style-name="ce55" office:value-type="float" office:value="100.42" calcext:value-type="float">
            <text:p>100.42</text:p>
          </table:table-cell>
          <table:table-cell table:style-name="ce55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3" calcext:value-type="float">
            <text:p>5033</text:p>
          </table:table-cell>
          <table:table-cell table:style-name="ce55" office:value-type="float" office:value="120.01" calcext:value-type="float">
            <text:p>120.01</text:p>
          </table:table-cell>
          <table:table-cell table:style-name="ce55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8" calcext:value-type="float">
            <text:p>5038</text:p>
          </table:table-cell>
          <table:table-cell table:style-name="ce55" office:value-type="float" office:value="100.12" calcext:value-type="float">
            <text:p>100.12</text:p>
          </table:table-cell>
          <table:table-cell table:style-name="ce55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9" calcext:value-type="float">
            <text:p>5039</text:p>
          </table:table-cell>
          <table:table-cell table:style-name="ce55" office:value-type="float" office:value="126.45" calcext:value-type="float">
            <text:p>126.45</text:p>
          </table:table-cell>
          <table:table-cell table:style-name="ce55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6:.C64])" office:value-type="float" office:value="2474.33" calcext:value-type="float">
            <text:p>2474.33</text:p>
          </table:table-cell>
          <table:table-cell table:style-name="ce56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65]/3600/[.G65]" office:value-type="percentage" office:value="1.63769113149847" calcext:value-type="percentage">
            <text:p>163.8%</text:p>
          </table:table-cell>
          <table:table-cell table:style-name="ce60" table:formula="of:=[.G65]*3600*0.00007*1000" office:value-type="float" office:value="5493.6" calcext:value-type="float">
            <text:p>5493.6</text:p>
          </table:table-cell>
          <table:table-cell table:style-name="ce61" table:formula="of:=[.C65]/[.I65]" office:value-type="percentage" office:value="0.450402286296782" calcext:value-type="percentage">
            <text:p>45.0%</text:p>
          </table:table-cell>
          <table:table-cell table:style-name="ce61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5" office:value-type="float" office:value="5029" calcext:value-type="float">
            <text:p>5029</text:p>
          </table:table-cell>
          <table:table-cell table:style-name="ce55" office:value-type="float" office:value="78.07" calcext:value-type="float">
            <text:p>78.07</text:p>
          </table:table-cell>
          <table:table-cell table:style-name="ce55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0" calcext:value-type="float">
            <text:p>5030</text:p>
          </table:table-cell>
          <table:table-cell table:style-name="ce55" office:value-type="float" office:value="101.05" calcext:value-type="float">
            <text:p>101.05</text:p>
          </table:table-cell>
          <table:table-cell table:style-name="ce55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179.12" calcext:value-type="float">
            <text:p>179.12</text:p>
          </table:table-cell>
          <table:table-cell table:style-name="ce56" table:formula="of:=SUM([.D68])" office:value-type="float" office:value="2910" calcext:value-type="float">
            <text:p>2910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9]/3600/[.G69]" office:value-type="percentage" office:value="1.05444444444444" calcext:value-type="percentage">
            <text:p>105.4%</text:p>
          </table:table-cell>
          <table:table-cell table:style-name="ce60" table:formula="of:=[.G69]*3600*0.00007*1000" office:value-type="float" office:value="378" calcext:value-type="float">
            <text:p>378</text:p>
          </table:table-cell>
          <table:table-cell table:style-name="ce61" table:formula="of:=[.C69]/[.I69]" office:value-type="percentage" office:value="0.473862433862434" calcext:value-type="percentage">
            <text:p>47.4%</text:p>
          </table:table-cell>
          <table:table-cell table:style-name="ce61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/>
          <table:table-cell table:style-name="ce2" office:value-type="float" office:value="3298" calcext:value-type="float">
            <text:p>3298</text:p>
          </table:table-cell>
          <table:table-cell/>
          <table:table-cell table:style-name="ce2" office:value-type="string" calcext:value-type="string">
            <text:p>Ongoing</text:p>
          </table:table-cell>
          <table:table-cell table:style-name="ce2" table:number-columns-repeated="25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1:.C97])" office:value-type="float" office:value="2255.231" calcext:value-type="float">
            <text:p>2255.231</text:p>
          </table:table-cell>
          <table:table-cell table:style-name="ce56" table:formula="of:=SUM([.D71:.D97])" office:value-type="float" office:value="81309" calcext:value-type="float">
            <text:p>81309</text:p>
          </table:table-cell>
          <table:table-cell/>
          <table:table-cell table:style-name="ce44" office:value-type="float" office:value="188467" calcext:value-type="float">
            <text:p>188467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109]/3600/[.G109]" office:value-type="percentage" office:value="2.40146534148828" calcext:value-type="percentage">
            <text:p>240.1%</text:p>
          </table:table-cell>
          <table:table-cell table:style-name="ce60" table:formula="of:=[.G109]*3600*0.00007*1000" office:value-type="float" office:value="5493.6" calcext:value-type="float">
            <text:p>5493.6</text:p>
          </table:table-cell>
          <table:table-cell table:style-name="ce61" table:formula="of:=[.C109]/[.I109]" office:value-type="percentage" office:value="0.410519695645842" calcext:value-type="percentage">
            <text:p>41.1%</text:p>
          </table:table-cell>
          <table:table-cell table:style-name="ce61" table:formula="of:=[.J109]/[.H109]" office:value-type="percentage" office:value="0.170945500879654" calcext:value-type="percentage">
            <text:p>17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111:.C113])" office:value-type="float" office:value="259.635" calcext:value-type="float">
            <text:p>259.635</text:p>
          </table:table-cell>
          <table:table-cell table:style-name="ce56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4" office:value-type="float" office:value="9033" calcext:value-type="float">
            <text:p>9033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114]/3600/[.G114]" office:value-type="percentage" office:value="1.67277777777778" calcext:value-type="percentage">
            <text:p>167.3%</text:p>
          </table:table-cell>
          <table:table-cell table:style-name="ce60" table:formula="of:=[.G114]*3600*0.00007*1000" office:value-type="float" office:value="378" calcext:value-type="float">
            <text:p>378</text:p>
          </table:table-cell>
          <table:table-cell table:style-name="ce61" table:formula="of:=[.C114]/[.I114]" office:value-type="percentage" office:value="0.686865079365079" calcext:value-type="percentage">
            <text:p>68.7%</text:p>
          </table:table-cell>
          <table:table-cell table:style-name="ce61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217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4" office:value-type="string" calcext:value-type="string">
            <text:p>Run Number</text:p>
          </table:table-cell>
          <table:table-cell table:style-name="ce44" office:value-type="string" calcext:value-type="string">
            <text:p>Start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End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Start time (sec)</text:p>
          </table:table-cell>
          <table:table-cell table:style-name="ce44" office:value-type="string" calcext:value-type="string">
            <text:p>End time (sec)</text:p>
          </table:table-cell>
          <table:table-cell table:style-name="ce44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7" office:value-type="float" office:value="4865" calcext:value-type="float">
              <text:p>4865</text:p>
            </table:table-cell>
            <table:table-cell table:style-name="ce63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85" table:formula="of:=(([.D4]*60*60)+([.E4]*60)+[.F4])" office:value-type="float" office:value="41721" calcext:value-type="float">
              <text:p>41721</text:p>
            </table:table-cell>
            <table:table-cell table:style-name="ce85" table:formula="of:=(([.H4]*60*60)+([.I4]*60)+[.J4])" office:value-type="float" office:value="44858" calcext:value-type="float">
              <text:p>44858</text:p>
            </table:table-cell>
            <table:table-cell table:style-name="ce85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6" calcext:value-type="float">
              <text:p>4866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85" table:formula="of:=(([.D5]*60*60)+([.E5]*60)+[.F5])" office:value-type="float" office:value="44921" calcext:value-type="float">
              <text:p>44921</text:p>
            </table:table-cell>
            <table:table-cell table:style-name="ce85" table:formula="of:=(([.H5]*60*60)+([.I5]*60)+[.J5])" office:value-type="float" office:value="48350" calcext:value-type="float">
              <text:p>48350</text:p>
            </table:table-cell>
            <table:table-cell table:style-name="ce85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7" calcext:value-type="float">
              <text:p>4867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26" calcext:value-type="float">
              <text:p>26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3" calcext:value-type="float">
              <text:p>43</text:p>
            </table:table-cell>
            <table:table-cell table:style-name="ce85" table:formula="of:=(([.D6]*60*60)+([.E6]*60)+[.F6])" office:value-type="float" office:value="48386" calcext:value-type="float">
              <text:p>48386</text:p>
            </table:table-cell>
            <table:table-cell table:style-name="ce85" table:formula="of:=(([.H6]*60*60)+([.I6]*60)+[.J6])" office:value-type="float" office:value="52003" calcext:value-type="float">
              <text:p>52003</text:p>
            </table:table-cell>
            <table:table-cell table:style-name="ce85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8" calcext:value-type="float">
              <text:p>486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56" calcext:value-type="float">
              <text:p>56</text:p>
            </table:table-cell>
            <table:table-cell table:style-name="ce85" table:formula="of:=(([.D7]*60*60)+([.E7]*60)+[.F7])" office:value-type="float" office:value="52154" calcext:value-type="float">
              <text:p>52154</text:p>
            </table:table-cell>
            <table:table-cell table:style-name="ce85" table:formula="of:=(([.H7]*60*60)+([.I7]*60)+[.J7])" office:value-type="float" office:value="55676" calcext:value-type="float">
              <text:p>55676</text:p>
            </table:table-cell>
            <table:table-cell table:style-name="ce85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7" office:value-type="float" office:value="4870" calcext:value-type="float">
              <text:p>4870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]*60*60)+([.E8]*60)+[.F8])" office:value-type="float" office:value="57904" calcext:value-type="float">
              <text:p>57904</text:p>
            </table:table-cell>
            <table:table-cell table:style-name="ce85" table:formula="of:=(([.H8]*60*60)+([.I8]*60)+[.J8])" office:value-type="float" office:value="58860" calcext:value-type="float">
              <text:p>58860</text:p>
            </table:table-cell>
            <table:table-cell table:style-name="ce85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98" office:value-type="float" office:value="42" calcext:value-type="float">
              <text:p>4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0]*60*60)+([.E10]*60)+[.F10])" office:value-type="float" office:value="56520" calcext:value-type="float">
              <text:p>56520</text:p>
            </table:table-cell>
            <table:table-cell table:style-name="ce85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1]*60*60)+([.E11]*60)+[.F11])" office:value-type="float" office:value="37320" calcext:value-type="float">
              <text:p>37320</text:p>
            </table:table-cell>
            <table:table-cell table:style-name="ce85" table:formula="of:=[.K4]" office:value-type="float" office:value="41721" calcext:value-type="float">
              <text:p>41721</text:p>
            </table:table-cell>
            <table:table-cell table:style-name="ce85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8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79" office:value-type="float" office:value="4871" calcext:value-type="float">
              <text:p>4871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number-columns-repeated="2" table:style-name="ce86" office:value-type="float" office:value="20" calcext:value-type="float">
              <text:p>20</text:p>
            </table:table-cell>
            <table:table-cell table:style-name="ce86" table:formula="of:=(([.D14]*60*60)+([.E14]*60)+[.F14])" office:value-type="float" office:value="59760" calcext:value-type="float">
              <text:p>59760</text:p>
            </table:table-cell>
            <table:table-cell table:style-name="ce86" table:formula="of:=(([.H14]*60*60)+([.I14]*60)+[.J14])" office:value-type="float" office:value="62420" calcext:value-type="float">
              <text:p>62420</text:p>
            </table:table-cell>
            <table:table-cell table:style-name="ce86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3" calcext:value-type="float">
              <text:p>4873</text:p>
            </table:table-cell>
            <table:table-cell table:style-name="ce65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table:formula="of:=(([.D15]*60*60)+([.E15]*60)+[.F15])" office:value-type="float" office:value="65534" calcext:value-type="float">
              <text:p>65534</text:p>
            </table:table-cell>
            <table:table-cell table:style-name="ce86" table:formula="of:=(([.H15]*60*60)+([.I15]*60)+[.J15])" office:value-type="float" office:value="68679" calcext:value-type="float">
              <text:p>68679</text:p>
            </table:table-cell>
            <table:table-cell table:style-name="ce86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74" calcext:value-type="float">
              <text:p>487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6]*60*60)+([.E16]*60)+[.F16])" office:value-type="float" office:value="68718" calcext:value-type="float">
              <text:p>68718</text:p>
            </table:table-cell>
            <table:table-cell table:style-name="ce86" table:formula="of:=(([.H16]*60*60)+([.I16]*60)+[.J16])" office:value-type="float" office:value="70200" calcext:value-type="float">
              <text:p>70200</text:p>
            </table:table-cell>
            <table:table-cell table:style-name="ce86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5" calcext:value-type="float">
              <text:p>4875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table:formula="of:=(([.D17]*60*60)+([.E17]*60)+[.F17])" office:value-type="float" office:value="70289" calcext:value-type="float">
              <text:p>70289</text:p>
            </table:table-cell>
            <table:table-cell table:style-name="ce86" table:formula="of:=(([.H17]*60*60)+([.I17]*60)+[.J17])" office:value-type="float" office:value="74011" calcext:value-type="float">
              <text:p>74011</text:p>
            </table:table-cell>
            <table:table-cell table:style-name="ce86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6" calcext:value-type="float">
              <text:p>487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18]*60*60)+([.E18]*60)+[.F18])" office:value-type="float" office:value="74099" calcext:value-type="float">
              <text:p>74099</text:p>
            </table:table-cell>
            <table:table-cell table:style-name="ce86" table:formula="of:=(([.H18]*60*60)+([.I18]*60)+[.J18])" office:value-type="float" office:value="77656" calcext:value-type="float">
              <text:p>77656</text:p>
            </table:table-cell>
            <table:table-cell table:style-name="ce86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7" calcext:value-type="float">
              <text:p>4877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19]*60*60)+([.E19]*60)+[.F19])" office:value-type="float" office:value="77719" calcext:value-type="float">
              <text:p>77719</text:p>
            </table:table-cell>
            <table:table-cell table:style-name="ce86" table:formula="of:=(([.H19]*60*60)+([.I19]*60)+[.J19])" office:value-type="float" office:value="81245" calcext:value-type="float">
              <text:p>81245</text:p>
            </table:table-cell>
            <table:table-cell table:style-name="ce86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8" calcext:value-type="float">
              <text:p>4878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table:formula="of:=(([.D20]*60*60)+([.E20]*60)+[.F20])" office:value-type="float" office:value="81293" calcext:value-type="float">
              <text:p>81293</text:p>
            </table:table-cell>
            <table:table-cell table:style-name="ce86" table:formula="of:=(([.H20]*60*60)+([.I20]*60)+[.J20])" office:value-type="float" office:value="81438" calcext:value-type="float">
              <text:p>81438</text:p>
            </table:table-cell>
            <table:table-cell table:style-name="ce86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float" office:value="4879" calcext:value-type="float">
              <text:p>4879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2" calcext:value-type="float">
              <text:p>4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21]*60*60)+([.E21]*60)+[.F21])" office:value-type="float" office:value="85127" calcext:value-type="float">
              <text:p>85127</text:p>
            </table:table-cell>
            <table:table-cell table:style-name="ce86" table:formula="of:=(([.H21]*60*60)+([.I21]*60)+[.J21])" office:value-type="float" office:value="88954" calcext:value-type="float">
              <text:p>88954</text:p>
            </table:table-cell>
            <table:table-cell table:style-name="ce86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80" calcext:value-type="float">
              <text:p>488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22]*60*60)+([.E22]*60)+[.F22])" office:value-type="float" office:value="89684" calcext:value-type="float">
              <text:p>89684</text:p>
            </table:table-cell>
            <table:table-cell table:style-name="ce86" table:formula="of:=(([.H22]*60*60)+([.I22]*60)+[.J22])" office:value-type="float" office:value="90780" calcext:value-type="float">
              <text:p>90780</text:p>
            </table:table-cell>
            <table:table-cell table:style-name="ce86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Setup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Target change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4]*60*60)+([.E24]*60)+[.F24])" office:value-type="float" office:value="89580" calcext:value-type="float">
              <text:p>89580</text:p>
            </table:table-cell>
            <table:table-cell table:style-name="ce86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0" office:value-type="float" office:value="4881" calcext:value-type="float">
              <text:p>4881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16" calcext:value-type="float">
              <text:p>16</text:p>
            </table:table-cell>
            <table:table-cell table:style-name="ce88" table:formula="of:=(([.D27]*60*60)+([.E27]*60)+[.F27])" office:value-type="float" office:value="4855" calcext:value-type="float">
              <text:p>4855</text:p>
            </table:table-cell>
            <table:table-cell table:style-name="ce88" table:formula="of:=(([.H27]*60*60)+([.I27]*60)+[.J27])" office:value-type="float" office:value="5896" calcext:value-type="float">
              <text:p>5896</text:p>
            </table:table-cell>
            <table:table-cell table:style-name="ce88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float" office:value="4882" calcext:value-type="float">
              <text:p>4882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28]*60*60)+([.E28]*60)+[.F28])" office:value-type="float" office:value="6554" calcext:value-type="float">
              <text:p>6554</text:p>
            </table:table-cell>
            <table:table-cell table:style-name="ce88" table:formula="of:=(([.H28]*60*60)+([.I28]*60)+[.J28])" office:value-type="float" office:value="9197" calcext:value-type="float">
              <text:p>9197</text:p>
            </table:table-cell>
            <table:table-cell table:style-name="ce88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4" calcext:value-type="float">
              <text:p>488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9]*60*60)+([.E29]*60)+[.F29])" office:value-type="float" office:value="9591" calcext:value-type="float">
              <text:p>9591</text:p>
            </table:table-cell>
            <table:table-cell table:style-name="ce88" table:formula="of:=(([.H29]*60*60)+([.I29]*60)+[.J29])" office:value-type="float" office:value="10800" calcext:value-type="float">
              <text:p>10800</text:p>
            </table:table-cell>
            <table:table-cell table:style-name="ce88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5" calcext:value-type="float">
              <text:p>4885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3" calcext:value-type="float">
              <text:p>4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0]*60*60)+([.E30]*60)+[.F30])" office:value-type="float" office:value="11071" calcext:value-type="float">
              <text:p>11071</text:p>
            </table:table-cell>
            <table:table-cell table:style-name="ce88" table:formula="of:=(([.H30]*60*60)+([.I30]*60)+[.J30])" office:value-type="float" office:value="13380" calcext:value-type="float">
              <text:p>13380</text:p>
            </table:table-cell>
            <table:table-cell table:style-name="ce88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7" calcext:value-type="float">
              <text:p>4887</text:p>
            </table:table-cell>
            <table:table-cell table:style-name="ce67"/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1]*60*60)+([.E31]*60)+[.F31])" office:value-type="float" office:value="15880" calcext:value-type="float">
              <text:p>15880</text:p>
            </table:table-cell>
            <table:table-cell table:style-name="ce88" table:formula="of:=(([.H31]*60*60)+([.I31]*60)+[.J31])" office:value-type="float" office:value="18540" calcext:value-type="float">
              <text:p>18540</text:p>
            </table:table-cell>
            <table:table-cell table:style-name="ce88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8" calcext:value-type="float">
              <text:p>4888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2]*60*60)+([.E32]*60)+[.F32])" office:value-type="float" office:value="18641" calcext:value-type="float">
              <text:p>18641</text:p>
            </table:table-cell>
            <table:table-cell table:style-name="ce88" table:formula="of:=(([.H32]*60*60)+([.I32]*60)+[.J32])" office:value-type="float" office:value="20880" calcext:value-type="float">
              <text:p>20880</text:p>
            </table:table-cell>
            <table:table-cell table:style-name="ce88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9" calcext:value-type="float">
              <text:p>4889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53" calcext:value-type="float">
              <text:p>53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3]*60*60)+([.E33]*60)+[.F33])" office:value-type="float" office:value="21220" calcext:value-type="float">
              <text:p>21220</text:p>
            </table:table-cell>
            <table:table-cell table:style-name="ce88" table:formula="of:=(([.H33]*60*60)+([.I33]*60)+[.J33])" office:value-type="float" office:value="23100" calcext:value-type="float">
              <text:p>23100</text:p>
            </table:table-cell>
            <table:table-cell table:style-name="ce88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90" calcext:value-type="float">
              <text:p>489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4]*60*60)+([.E34]*60)+[.F34])" office:value-type="float" office:value="23230" calcext:value-type="float">
              <text:p>23230</text:p>
            </table:table-cell>
            <table:table-cell table:style-name="ce88" table:formula="of:=(([.H34]*60*60)+([.I34]*60)+[.J34])" office:value-type="float" office:value="25080" calcext:value-type="float">
              <text:p>25080</text:p>
            </table:table-cell>
            <table:table-cell table:style-name="ce88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Setup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Target change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88" table:formula="of:=(([.D36]*60*60)+([.E36]*60)+[.F36])" office:value-type="float" office:value="4855" calcext:value-type="float">
              <text:p>4855</text:p>
            </table:table-cell>
            <table:table-cell table:style-name="ce88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1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2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3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76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5" office:value-type="float" office:value="4925" calcext:value-type="float">
              <text:p>4925</text:p>
            </table:table-cell>
            <table:table-cell table:style-name="ce63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table:formula="of:=(([.D79]*60*60)+([.E79]*60)+[.F79])" office:value-type="float" office:value="67779" calcext:value-type="float">
              <text:p>67779</text:p>
            </table:table-cell>
            <table:table-cell table:style-name="ce85" table:formula="of:=(([.H79]*60*60)+([.I79]*60)+[.J79])" office:value-type="float" office:value="71299" calcext:value-type="float">
              <text:p>71299</text:p>
            </table:table-cell>
            <table:table-cell table:style-name="ce85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6" calcext:value-type="float">
              <text:p>4926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0]*60*60)+([.E80]*60)+[.F80])" office:value-type="float" office:value="71351" calcext:value-type="float">
              <text:p>71351</text:p>
            </table:table-cell>
            <table:table-cell table:style-name="ce85" table:formula="of:=(([.H80]*60*60)+([.I80]*60)+[.J80])" office:value-type="float" office:value="75120" calcext:value-type="float">
              <text:p>75120</text:p>
            </table:table-cell>
            <table:table-cell table:style-name="ce85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7" calcext:value-type="float">
              <text:p>4927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3" calcext:value-type="float">
              <text:p>53</text:p>
            </table:table-cell>
            <table:table-cell table:style-name="ce85" office:value-type="float" office:value="59" calcext:value-type="float">
              <text:p>59</text:p>
            </table:table-cell>
            <table:table-cell table:style-name="ce85" table:formula="of:=(([.D81]*60*60)+([.E81]*60)+[.F81])" office:value-type="float" office:value="75434" calcext:value-type="float">
              <text:p>75434</text:p>
            </table:table-cell>
            <table:table-cell table:style-name="ce85" table:formula="of:=(([.H81]*60*60)+([.I81]*60)+[.J81])" office:value-type="float" office:value="78839" calcext:value-type="float">
              <text:p>78839</text:p>
            </table:table-cell>
            <table:table-cell table:style-name="ce85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8" calcext:value-type="float">
              <text:p>4928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85" table:formula="of:=(([.D82]*60*60)+([.E82]*60)+[.F82])" office:value-type="float" office:value="78879" calcext:value-type="float">
              <text:p>78879</text:p>
            </table:table-cell>
            <table:table-cell table:style-name="ce85" table:formula="of:=(([.H82]*60*60)+([.I82]*60)+[.J82])" office:value-type="float" office:value="82961" calcext:value-type="float">
              <text:p>82961</text:p>
            </table:table-cell>
            <table:table-cell table:style-name="ce85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9" calcext:value-type="float">
              <text:p>492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table:formula="of:=(([.D83]*60*60)+([.E83]*60)+[.F83])" office:value-type="float" office:value="83004" calcext:value-type="float">
              <text:p>83004</text:p>
            </table:table-cell>
            <table:table-cell table:style-name="ce85" table:formula="of:=(([.H83]*60*60)+([.I83]*60)+[.J83])" office:value-type="float" office:value="86452" calcext:value-type="float">
              <text:p>86452</text:p>
            </table:table-cell>
            <table:table-cell table:style-name="ce85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0" calcext:value-type="float">
              <text:p>493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4]*60*60)+([.E84]*60)+[.F84])" office:value-type="float" office:value="86510" calcext:value-type="float">
              <text:p>86510</text:p>
            </table:table-cell>
            <table:table-cell table:style-name="ce85" table:formula="of:=(([.H84]*60*60)+([.I84]*60)+[.J84])" office:value-type="float" office:value="89040" calcext:value-type="float">
              <text:p>89040</text:p>
            </table:table-cell>
            <table:table-cell table:style-name="ce85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1" calcext:value-type="float">
              <text:p>4931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table:formula="of:=(([.D85]*60*60)+([.E85]*60)+[.F85])" office:value-type="float" office:value="89125" calcext:value-type="float">
              <text:p>89125</text:p>
            </table:table-cell>
            <table:table-cell table:style-name="ce85" table:formula="of:=(([.H85]*60*60)+([.I85]*60)+[.J85])" office:value-type="float" office:value="91516" calcext:value-type="float">
              <text:p>91516</text:p>
            </table:table-cell>
            <table:table-cell table:style-name="ce85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6]*60*60)+([.E86]*60)+[.F86])" office:value-type="float" office:value="91551" calcext:value-type="float">
              <text:p>91551</text:p>
            </table:table-cell>
            <table:table-cell table:style-name="ce85" table:formula="of:=(([.H86]*60*60)+([.I86]*60)+[.J86])" office:value-type="float" office:value="94066" calcext:value-type="float">
              <text:p>94066</text:p>
            </table:table-cell>
            <table:table-cell table:style-name="ce85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3" calcext:value-type="float">
              <text:p>4933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8" calcext:value-type="float">
              <text:p>8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7" calcext:value-type="float">
              <text:p>47</text:p>
            </table:table-cell>
            <table:table-cell table:style-name="ce85" office:value-type="float" office:value="34" calcext:value-type="float">
              <text:p>34</text:p>
            </table:table-cell>
            <table:table-cell table:style-name="ce85" table:formula="of:=(([.D87]*60*60)+([.E87]*60)+[.F87])" office:value-type="float" office:value="94108" calcext:value-type="float">
              <text:p>94108</text:p>
            </table:table-cell>
            <table:table-cell table:style-name="ce85" table:formula="of:=(([.H87]*60*60)+([.I87]*60)+[.J87])" office:value-type="float" office:value="96454" calcext:value-type="float">
              <text:p>96454</text:p>
            </table:table-cell>
            <table:table-cell table:style-name="ce85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4" calcext:value-type="float">
              <text:p>4934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8]*60*60)+([.E88]*60)+[.F88])" office:value-type="float" office:value="96492" calcext:value-type="float">
              <text:p>96492</text:p>
            </table:table-cell>
            <table:table-cell table:style-name="ce85" table:formula="of:=(([.H88]*60*60)+([.I88]*60)+[.J88])" office:value-type="float" office:value="98926" calcext:value-type="float">
              <text:p>98926</text:p>
            </table:table-cell>
            <table:table-cell table:style-name="ce85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5" calcext:value-type="float">
              <text:p>4935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23" calcext:value-type="float">
              <text:p>23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9]*60*60)+([.E89]*60)+[.F89])" office:value-type="float" office:value="98963" calcext:value-type="float">
              <text:p>98963</text:p>
            </table:table-cell>
            <table:table-cell table:style-name="ce85" table:formula="of:=(([.H89]*60*60)+([.I89]*60)+[.J89])" office:value-type="float" office:value="99120" calcext:value-type="float">
              <text:p>99120</text:p>
            </table:table-cell>
            <table:table-cell table:style-name="ce85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6" calcext:value-type="float">
              <text:p>4936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37" calcext:value-type="float">
              <text:p>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30" calcext:value-type="float">
              <text:p>30</text:p>
            </table:table-cell>
            <table:table-cell table:style-name="ce85" table:formula="of:=(([.D90]*60*60)+([.E90]*60)+[.F90])" office:value-type="float" office:value="99157" calcext:value-type="float">
              <text:p>99157</text:p>
            </table:table-cell>
            <table:table-cell table:style-name="ce85" table:formula="of:=(([.H90]*60*60)+([.I90]*60)+[.J90])" office:value-type="float" office:value="101910" calcext:value-type="float">
              <text:p>101910</text:p>
            </table:table-cell>
            <table:table-cell table:style-name="ce85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7" calcext:value-type="float">
              <text:p>49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0" calcext:value-type="float">
              <text:p>10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table:formula="of:=(([.D91]*60*60)+([.E91]*60)+[.F91])" office:value-type="float" office:value="101940" calcext:value-type="float">
              <text:p>101940</text:p>
            </table:table-cell>
            <table:table-cell table:style-name="ce85" table:formula="of:=(([.H91]*60*60)+([.I91]*60)+[.J91])" office:value-type="float" office:value="105005" calcext:value-type="float">
              <text:p>105005</text:p>
            </table:table-cell>
            <table:table-cell table:style-name="ce85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8" calcext:value-type="float">
              <text:p>4938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table:formula="of:=(([.D92]*60*60)+([.E92]*60)+[.F92])" office:value-type="float" office:value="107080" calcext:value-type="float">
              <text:p>107080</text:p>
            </table:table-cell>
            <table:table-cell table:style-name="ce85" table:formula="of:=(([.H92]*60*60)+([.I92]*60)+[.J92])" office:value-type="float" office:value="110673" calcext:value-type="float">
              <text:p>110673</text:p>
            </table:table-cell>
            <table:table-cell table:style-name="ce85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9" calcext:value-type="float">
              <text:p>4939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63"/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table:formula="of:=(([.D93]*60*60)+([.E93]*60)+[.F93])" office:value-type="float" office:value="110718" calcext:value-type="float">
              <text:p>110718</text:p>
            </table:table-cell>
            <table:table-cell table:style-name="ce85" table:formula="of:=(([.H93]*60*60)+([.I93]*60)+[.J93])" office:value-type="float" office:value="114374" calcext:value-type="float">
              <text:p>114374</text:p>
            </table:table-cell>
            <table:table-cell table:style-name="ce85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0" calcext:value-type="float">
              <text:p>494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4]*60*60)+([.E94]*60)+[.F94])" office:value-type="float" office:value="48290" calcext:value-type="float">
              <text:p>48290</text:p>
            </table:table-cell>
            <table:table-cell table:style-name="ce85" table:formula="of:=(([.H94]*60*60)+([.I94]*60)+[.J94])" office:value-type="float" office:value="49740" calcext:value-type="float">
              <text:p>49740</text:p>
            </table:table-cell>
            <table:table-cell table:style-name="ce85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1" calcext:value-type="float">
              <text:p>49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6" calcext:value-type="float">
              <text:p>3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5]*60*60)+([.E95]*60)+[.F95])" office:value-type="float" office:value="49898" calcext:value-type="float">
              <text:p>49898</text:p>
            </table:table-cell>
            <table:table-cell table:style-name="ce85" table:formula="of:=(([.H95]*60*60)+([.I95]*60)+[.J95])" office:value-type="float" office:value="52560" calcext:value-type="float">
              <text:p>52560</text:p>
            </table:table-cell>
            <table:table-cell table:style-name="ce85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2" calcext:value-type="float">
              <text:p>4942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6]*60*60)+([.E96]*60)+[.F96])" office:value-type="float" office:value="52785" calcext:value-type="float">
              <text:p>52785</text:p>
            </table:table-cell>
            <table:table-cell table:style-name="ce85" table:formula="of:=(([.H96]*60*60)+([.I96]*60)+[.J96])" office:value-type="float" office:value="54660" calcext:value-type="float">
              <text:p>54660</text:p>
            </table:table-cell>
            <table:table-cell table:style-name="ce85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8]*60*60)+([.E98]*60)+[.F98])" office:value-type="float" office:value="47040" calcext:value-type="float">
              <text:p>47040</text:p>
            </table:table-cell>
            <table:table-cell table:style-name="ce85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8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3" calcext:value-type="float">
              <text:p>4943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101]*60*60)+([.E101]*60)+[.F101])" office:value-type="float" office:value="55599" calcext:value-type="float">
              <text:p>55599</text:p>
            </table:table-cell>
            <table:table-cell table:style-name="ce86" table:formula="of:=(([.H101]*60*60)+([.I101]*60)+[.J101])" office:value-type="float" office:value="59190" calcext:value-type="float">
              <text:p>59190</text:p>
            </table:table-cell>
            <table:table-cell table:style-name="ce86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4" calcext:value-type="float">
              <text:p>4944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table:formula="of:=(([.D102]*60*60)+([.E102]*60)+[.F102])" office:value-type="float" office:value="59228" calcext:value-type="float">
              <text:p>59228</text:p>
            </table:table-cell>
            <table:table-cell table:style-name="ce86" table:formula="of:=(([.H102]*60*60)+([.I102]*60)+[.J102])" office:value-type="float" office:value="62905" calcext:value-type="float">
              <text:p>62905</text:p>
            </table:table-cell>
            <table:table-cell table:style-name="ce86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7" office:value-type="float" office:value="4945" calcext:value-type="float">
              <text:p>4945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6]*60*60)+([.E106]*60)+[.F106])" office:value-type="float" office:value="63594" calcext:value-type="float">
              <text:p>63594</text:p>
            </table:table-cell>
            <table:table-cell table:style-name="ce87" table:formula="of:=(([.H106]*60*60)+([.I106]*60)+[.J106])" office:value-type="float" office:value="66990" calcext:value-type="float">
              <text:p>66990</text:p>
            </table:table-cell>
            <table:table-cell table:style-name="ce87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6" calcext:value-type="float">
              <text:p>4946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07]*60*60)+([.E107]*60)+[.F107])" office:value-type="float" office:value="67024" calcext:value-type="float">
              <text:p>67024</text:p>
            </table:table-cell>
            <table:table-cell table:style-name="ce87" table:formula="of:=(([.H107]*60*60)+([.I107]*60)+[.J107])" office:value-type="float" office:value="69651" calcext:value-type="float">
              <text:p>69651</text:p>
            </table:table-cell>
            <table:table-cell table:style-name="ce87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7" calcext:value-type="float">
              <text:p>4947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48" calcext:value-type="float">
              <text:p>48</text:p>
            </table:table-cell>
            <table:table-cell table:style-name="ce87" table:formula="of:=(([.D108]*60*60)+([.E108]*60)+[.F108])" office:value-type="float" office:value="69691" calcext:value-type="float">
              <text:p>69691</text:p>
            </table:table-cell>
            <table:table-cell table:style-name="ce87" table:formula="of:=(([.H108]*60*60)+([.I108]*60)+[.J108])" office:value-type="float" office:value="71448" calcext:value-type="float">
              <text:p>71448</text:p>
            </table:table-cell>
            <table:table-cell table:style-name="ce87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75" table:number-columns-repeated="4"/>
            <table:table-cell table:style-name="ce87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7" table:formula="of:=([.L108]-[.K106])" office:value-type="float" office:value="7854" calcext:value-type="float">
              <text:p>7854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97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8" calcext:value-type="float">
              <text:p>494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table:formula="of:=(([.D112]*60*60)+([.E112]*60)+[.F112])" office:value-type="float" office:value="71786" calcext:value-type="float">
              <text:p>71786</text:p>
            </table:table-cell>
            <table:table-cell table:style-name="ce86" table:formula="of:=(([.H112]*60*60)+([.I112]*60)+[.J112])" office:value-type="float" office:value="75497" calcext:value-type="float">
              <text:p>75497</text:p>
            </table:table-cell>
            <table:table-cell table:style-name="ce86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9" calcext:value-type="float">
              <text:p>494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table:formula="of:=(([.D113]*60*60)+([.E113]*60)+[.F113])" office:value-type="float" office:value="75533" calcext:value-type="float">
              <text:p>75533</text:p>
            </table:table-cell>
            <table:table-cell table:style-name="ce86" table:formula="of:=(([.H113]*60*60)+([.I113]*60)+[.J113])" office:value-type="float" office:value="79851" calcext:value-type="float">
              <text:p>79851</text:p>
            </table:table-cell>
            <table:table-cell table:style-name="ce86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0" calcext:value-type="float">
              <text:p>4950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114]*60*60)+([.E114]*60)+[.F114])" office:value-type="float" office:value="79884" calcext:value-type="float">
              <text:p>79884</text:p>
            </table:table-cell>
            <table:table-cell table:style-name="ce86" table:formula="of:=(([.H114]*60*60)+([.I114]*60)+[.J114])" office:value-type="float" office:value="83452" calcext:value-type="float">
              <text:p>83452</text:p>
            </table:table-cell>
            <table:table-cell table:style-name="ce86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1" calcext:value-type="float">
              <text:p>4951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table:formula="of:=(([.D115]*60*60)+([.E115]*60)+[.F115])" office:value-type="float" office:value="83490" calcext:value-type="float">
              <text:p>83490</text:p>
            </table:table-cell>
            <table:table-cell table:style-name="ce86" table:formula="of:=(([.H115]*60*60)+([.I115]*60)+[.J115])" office:value-type="float" office:value="86887" calcext:value-type="float">
              <text:p>86887</text:p>
            </table:table-cell>
            <table:table-cell table:style-name="ce86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2" calcext:value-type="float">
              <text:p>4952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table:formula="of:=(([.D116]*60*60)+([.E116]*60)+[.F116])" office:value-type="float" office:value="86919" calcext:value-type="float">
              <text:p>86919</text:p>
            </table:table-cell>
            <table:table-cell table:style-name="ce86" table:formula="of:=(([.H116]*60*60)+([.I116]*60)+[.J116])" office:value-type="float" office:value="89677" calcext:value-type="float">
              <text:p>89677</text:p>
            </table:table-cell>
            <table:table-cell table:style-name="ce86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3" calcext:value-type="float">
              <text:p>4953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17]*60*60)+([.E117]*60)+[.F117])" office:value-type="float" office:value="89760" calcext:value-type="float">
              <text:p>89760</text:p>
            </table:table-cell>
            <table:table-cell table:style-name="ce86" table:formula="of:=(([.H117]*60*60)+([.I117]*60)+[.J117])" office:value-type="float" office:value="92100" calcext:value-type="float">
              <text:p>92100</text:p>
            </table:table-cell>
            <table:table-cell table:style-name="ce86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4" calcext:value-type="float">
              <text:p>495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6" office:value-type="float" office:value="26" calcext:value-type="float">
              <text:p>26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table:formula="of:=(([.D118]*60*60)+([.E118]*60)+[.F118])" office:value-type="float" office:value="92305" calcext:value-type="float">
              <text:p>92305</text:p>
            </table:table-cell>
            <table:table-cell table:style-name="ce86" table:formula="of:=(([.H118]*60*60)+([.I118]*60)+[.J118])" office:value-type="float" office:value="95204" calcext:value-type="float">
              <text:p>95204</text:p>
            </table:table-cell>
            <table:table-cell table:style-name="ce86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5" calcext:value-type="float">
              <text:p>4955</text:p>
            </table:table-cell>
            <table:table-cell table:style-name="ce65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86" table:formula="of:=(([.D119]*60*60)+([.E119]*60)+[.F119])" office:value-type="float" office:value="95243" calcext:value-type="float">
              <text:p>95243</text:p>
            </table:table-cell>
            <table:table-cell table:style-name="ce86" table:formula="of:=(([.H119]*60*60)+([.I119]*60)+[.J119])" office:value-type="float" office:value="98740" calcext:value-type="float">
              <text:p>98740</text:p>
            </table:table-cell>
            <table:table-cell table:style-name="ce86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6" calcext:value-type="float">
              <text:p>4956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20]*60*60)+([.E120]*60)+[.F120])" office:value-type="float" office:value="98760" calcext:value-type="float">
              <text:p>98760</text:p>
            </table:table-cell>
            <table:table-cell table:style-name="ce86" table:formula="of:=(([.H120]*60*60)+([.I120]*60)+[.J120])" office:value-type="float" office:value="102300" calcext:value-type="float">
              <text:p>102300</text:p>
            </table:table-cell>
            <table:table-cell table:style-name="ce86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7" calcext:value-type="float">
              <text:p>4957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table:formula="of:=(([.D121]*60*60)+([.E121]*60)+[.F121])" office:value-type="float" office:value="102356" calcext:value-type="float">
              <text:p>102356</text:p>
            </table:table-cell>
            <table:table-cell table:style-name="ce86" table:formula="of:=(([.H121]*60*60)+([.I121]*60)+[.J121])" office:value-type="float" office:value="105368" calcext:value-type="float">
              <text:p>105368</text:p>
            </table:table-cell>
            <table:table-cell table:style-name="ce86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8" calcext:value-type="float">
              <text:p>4958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55" calcext:value-type="float">
              <text:p>55</text:p>
            </table:table-cell>
            <table:table-cell table:style-name="ce86" table:formula="of:=(([.D122]*60*60)+([.E122]*60)+[.F122])" office:value-type="float" office:value="105420" calcext:value-type="float">
              <text:p>105420</text:p>
            </table:table-cell>
            <table:table-cell table:style-name="ce86" table:formula="of:=(([.H122]*60*60)+([.I122]*60)+[.J122])" office:value-type="float" office:value="109075" calcext:value-type="float">
              <text:p>109075</text:p>
            </table:table-cell>
            <table:table-cell table:style-name="ce86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9" calcext:value-type="float">
              <text:p>4959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table:formula="of:=(([.D123]*60*60)+([.E123]*60)+[.F123])" office:value-type="float" office:value="109111" calcext:value-type="float">
              <text:p>109111</text:p>
            </table:table-cell>
            <table:table-cell table:style-name="ce86" table:formula="of:=(([.H123]*60*60)+([.I123]*60)+[.J123])" office:value-type="float" office:value="111525" calcext:value-type="float">
              <text:p>111525</text:p>
            </table:table-cell>
            <table:table-cell table:style-name="ce86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5" calcext:value-type="float">
              <text:p>4965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56" calcext:value-type="float">
              <text:p>56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8]*60*60)+([.E128]*60)+[.F128])" office:value-type="float" office:value="48176" calcext:value-type="float">
              <text:p>48176</text:p>
            </table:table-cell>
            <table:table-cell table:style-name="ce88" table:formula="of:=(([.H128]*60*60)+([.I128]*60)+[.J128])" office:value-type="float" office:value="51480" calcext:value-type="float">
              <text:p>51480</text:p>
            </table:table-cell>
            <table:table-cell table:style-name="ce88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6" calcext:value-type="float">
              <text:p>4966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9]*60*60)+([.E129]*60)+[.F129])" office:value-type="float" office:value="57789" calcext:value-type="float">
              <text:p>57789</text:p>
            </table:table-cell>
            <table:table-cell table:style-name="ce88" table:formula="of:=(([.H129]*60*60)+([.I129]*60)+[.J129])" office:value-type="float" office:value="60720" calcext:value-type="float">
              <text:p>60720</text:p>
            </table:table-cell>
            <table:table-cell table:style-name="ce88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7" calcext:value-type="float">
              <text:p>4967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0]*60*60)+([.E130]*60)+[.F130])" office:value-type="float" office:value="61695" calcext:value-type="float">
              <text:p>61695</text:p>
            </table:table-cell>
            <table:table-cell table:style-name="ce88" table:formula="of:=(([.H130]*60*60)+([.I130]*60)+[.J130])" office:value-type="float" office:value="65640" calcext:value-type="float">
              <text:p>65640</text:p>
            </table:table-cell>
            <table:table-cell table:style-name="ce88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68" calcext:value-type="float">
              <text:p>4968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table:formula="of:=(([.D131]*60*60)+([.E131]*60)+[.F131])" office:value-type="float" office:value="65736" calcext:value-type="float">
              <text:p>65736</text:p>
            </table:table-cell>
            <table:table-cell table:style-name="ce88" table:formula="of:=(([.H131]*60*60)+([.I131]*60)+[.J131])" office:value-type="float" office:value="69710" calcext:value-type="float">
              <text:p>69710</text:p>
            </table:table-cell>
            <table:table-cell table:style-name="ce88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9" calcext:value-type="float">
              <text:p>4969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2]*60*60)+([.E132]*60)+[.F132])" office:value-type="float" office:value="69816" calcext:value-type="float">
              <text:p>69816</text:p>
            </table:table-cell>
            <table:table-cell table:style-name="ce88" table:formula="of:=(([.H132]*60*60)+([.I132]*60)+[.J132])" office:value-type="float" office:value="73260" calcext:value-type="float">
              <text:p>73260</text:p>
            </table:table-cell>
            <table:table-cell table:style-name="ce88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0" calcext:value-type="float">
              <text:p>4970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3]*60*60)+([.E133]*60)+[.F133])" office:value-type="float" office:value="73305" calcext:value-type="float">
              <text:p>73305</text:p>
            </table:table-cell>
            <table:table-cell table:style-name="ce88" table:formula="of:=(([.H133]*60*60)+([.I133]*60)+[.J133])" office:value-type="float" office:value="76740" calcext:value-type="float">
              <text:p>76740</text:p>
            </table:table-cell>
            <table:table-cell table:style-name="ce88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71" calcext:value-type="float">
              <text:p>4971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4" calcext:value-type="float">
              <text:p>34</text:p>
            </table:table-cell>
            <table:table-cell table:style-name="ce88" table:formula="of:=(([.D134]*60*60)+([.E134]*60)+[.F134])" office:value-type="float" office:value="76839" calcext:value-type="float">
              <text:p>76839</text:p>
            </table:table-cell>
            <table:table-cell table:style-name="ce88" table:formula="of:=(([.H134]*60*60)+([.I134]*60)+[.J134])" office:value-type="float" office:value="80434" calcext:value-type="float">
              <text:p>80434</text:p>
            </table:table-cell>
            <table:table-cell table:style-name="ce88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2" calcext:value-type="float">
              <text:p>4972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5]*60*60)+([.E135]*60)+[.F135])" office:value-type="float" office:value="80827" calcext:value-type="float">
              <text:p>80827</text:p>
            </table:table-cell>
            <table:table-cell table:style-name="ce88" table:formula="of:=(([.H135]*60*60)+([.I135]*60)+[.J135])" office:value-type="float" office:value="84300" calcext:value-type="float">
              <text:p>84300</text:p>
            </table:table-cell>
            <table:table-cell table:style-name="ce88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3" calcext:value-type="float">
              <text:p>4973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6]*60*60)+([.E136]*60)+[.F136])" office:value-type="float" office:value="84446" calcext:value-type="float">
              <text:p>84446</text:p>
            </table:table-cell>
            <table:table-cell table:style-name="ce88" table:formula="of:=(([.H136]*60*60)+([.I136]*60)+[.J136])" office:value-type="float" office:value="88320" calcext:value-type="float">
              <text:p>88320</text:p>
            </table:table-cell>
            <table:table-cell table:style-name="ce88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4" calcext:value-type="float">
              <text:p>4974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7]*60*60)+([.E137]*60)+[.F137])" office:value-type="float" office:value="88388" calcext:value-type="float">
              <text:p>88388</text:p>
            </table:table-cell>
            <table:table-cell table:style-name="ce88" table:formula="of:=(([.H137]*60*60)+([.I137]*60)+[.J137])" office:value-type="float" office:value="91680" calcext:value-type="float">
              <text:p>91680</text:p>
            </table:table-cell>
            <table:table-cell table:style-name="ce88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5" calcext:value-type="float">
              <text:p>4975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67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8]*60*60)+([.E138]*60)+[.F138])" office:value-type="float" office:value="91846" calcext:value-type="float">
              <text:p>91846</text:p>
            </table:table-cell>
            <table:table-cell table:style-name="ce88" table:formula="of:=(([.H138]*60*60)+([.I138]*60)+[.J138])" office:value-type="float" office:value="94800" calcext:value-type="float">
              <text:p>94800</text:p>
            </table:table-cell>
            <table:table-cell table:style-name="ce88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Beam Down</text:p>
            </table:table-cell>
            <table:table-cell table:style-name="ce67"/>
            <table:table-cell table:style-name="ce88" table:number-columns-repeated="3"/>
            <table:table-cell table:style-name="ce67" table:number-columns-repeated="4"/>
            <table:table-cell table:style-name="ce88" table:formula="of:=[.L138]" office:value-type="float" office:value="94800" calcext:value-type="float">
              <text:p>94800</text:p>
            </table:table-cell>
            <table:table-cell table:style-name="ce88" table:formula="of:=[.K140]" office:value-type="float" office:value="128147" calcext:value-type="float">
              <text:p>128147</text:p>
            </table:table-cell>
            <table:table-cell table:style-name="ce88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88" office:value-type="float" office:value="35" calcext:value-type="float">
              <text:p>35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0]*60*60)+([.E140]*60)+[.F140])" office:value-type="float" office:value="128147" calcext:value-type="float">
              <text:p>128147</text:p>
            </table:table-cell>
            <table:table-cell table:style-name="ce88" table:formula="of:=(([.H140]*60*60)+([.I140]*60)+[.J140])" office:value-type="float" office:value="131460" calcext:value-type="float">
              <text:p>131460</text:p>
            </table:table-cell>
            <table:table-cell table:style-name="ce88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88" office:value-type="float" office:value="36" calcext:value-type="float">
              <text:p>36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1]*60*60)+([.E141]*60)+[.F141])" office:value-type="float" office:value="131798" calcext:value-type="float">
              <text:p>131798</text:p>
            </table:table-cell>
            <table:table-cell table:style-name="ce88" table:formula="of:=(([.H141]*60*60)+([.I141]*60)+[.J141])" office:value-type="float" office:value="133140" calcext:value-type="float">
              <text:p>133140</text:p>
            </table:table-cell>
            <table:table-cell table:style-name="ce88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142]*60*60)+([.E142]*60)+[.F142])" office:value-type="float" office:value="44340" calcext:value-type="float">
              <text:p>44340</text:p>
            </table:table-cell>
            <table:table-cell table:style-name="ce88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3]*60*60)+([.E143]*60)+[.F143])" office:value-type="float" office:value="115800" calcext:value-type="float">
              <text:p>115800</text:p>
            </table:table-cell>
            <table:table-cell table:style-name="ce88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1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3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3" calcext:value-type="float">
              <text:p>5013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1]*60*60)+([.E181]*60)+[.F181])" office:value-type="float" office:value="39247" calcext:value-type="float">
              <text:p>39247</text:p>
            </table:table-cell>
            <table:table-cell table:style-name="ce88" table:formula="of:=(([.H181]*60*60)+([.I181]*60)+[.J181])" office:value-type="float" office:value="42600" calcext:value-type="float">
              <text:p>42600</text:p>
            </table:table-cell>
            <table:table-cell table:style-name="ce88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4" calcext:value-type="float">
              <text:p>5014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2]*60*60)+([.E182]*60)+[.F182])" office:value-type="float" office:value="42705" calcext:value-type="float">
              <text:p>42705</text:p>
            </table:table-cell>
            <table:table-cell table:style-name="ce88" table:formula="of:=(([.H182]*60*60)+([.I182]*60)+[.J182])" office:value-type="float" office:value="46140" calcext:value-type="float">
              <text:p>46140</text:p>
            </table:table-cell>
            <table:table-cell table:style-name="ce88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15" calcext:value-type="float">
              <text:p>501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183]*60*60)+([.E183]*60)+[.F183])" office:value-type="float" office:value="46240" calcext:value-type="float">
              <text:p>46240</text:p>
            </table:table-cell>
            <table:table-cell table:style-name="ce88" table:formula="of:=(([.H183]*60*60)+([.I183]*60)+[.J183])" office:value-type="float" office:value="49877" calcext:value-type="float">
              <text:p>49877</text:p>
            </table:table-cell>
            <table:table-cell table:style-name="ce88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17" calcext:value-type="float">
              <text:p>5017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4]*60*60)+([.E184]*60)+[.F184])" office:value-type="float" office:value="51120" calcext:value-type="float">
              <text:p>51120</text:p>
            </table:table-cell>
            <table:table-cell table:style-name="ce88" table:formula="of:=(([.H184]*60*60)+([.I184]*60)+[.J184])" office:value-type="float" office:value="54240" calcext:value-type="float">
              <text:p>54240</text:p>
            </table:table-cell>
            <table:table-cell table:style-name="ce88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8" calcext:value-type="float">
              <text:p>5018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5]*60*60)+([.E185]*60)+[.F185])" office:value-type="float" office:value="54338" calcext:value-type="float">
              <text:p>54338</text:p>
            </table:table-cell>
            <table:table-cell table:style-name="ce88" table:formula="of:=(([.H185]*60*60)+([.I185]*60)+[.J185])" office:value-type="float" office:value="57780" calcext:value-type="float">
              <text:p>57780</text:p>
            </table:table-cell>
            <table:table-cell table:style-name="ce88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9" calcext:value-type="float">
              <text:p>501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6]*60*60)+([.E186]*60)+[.F186])" office:value-type="float" office:value="57868" calcext:value-type="float">
              <text:p>57868</text:p>
            </table:table-cell>
            <table:table-cell table:style-name="ce88" table:formula="of:=(([.H186]*60*60)+([.I186]*60)+[.J186])" office:value-type="float" office:value="61380" calcext:value-type="float">
              <text:p>61380</text:p>
            </table:table-cell>
            <table:table-cell table:style-name="ce88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0" calcext:value-type="float">
              <text:p>5020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6" calcext:value-type="float">
              <text:p>6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7]*60*60)+([.E187]*60)+[.F187])" office:value-type="float" office:value="61446" calcext:value-type="float">
              <text:p>61446</text:p>
            </table:table-cell>
            <table:table-cell table:style-name="ce88" table:formula="of:=(([.H187]*60*60)+([.I187]*60)+[.J187])" office:value-type="float" office:value="65220" calcext:value-type="float">
              <text:p>65220</text:p>
            </table:table-cell>
            <table:table-cell table:style-name="ce88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1" calcext:value-type="float">
              <text:p>5021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8]*60*60)+([.E188]*60)+[.F188])" office:value-type="float" office:value="65257" calcext:value-type="float">
              <text:p>65257</text:p>
            </table:table-cell>
            <table:table-cell table:style-name="ce88" table:formula="of:=(([.H188]*60*60)+([.I188]*60)+[.J188])" office:value-type="float" office:value="69000" calcext:value-type="float">
              <text:p>69000</text:p>
            </table:table-cell>
            <table:table-cell table:style-name="ce88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2" calcext:value-type="float">
              <text:p>5022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([.D189]*60*60)+([.E189]*60)+[.F189])" office:value-type="float" office:value="69052" calcext:value-type="float">
              <text:p>69052</text:p>
            </table:table-cell>
            <table:table-cell table:style-name="ce88" table:formula="of:=(([.H189]*60*60)+([.I189]*60)+[.J189])" office:value-type="float" office:value="72501" calcext:value-type="float">
              <text:p>72501</text:p>
            </table:table-cell>
            <table:table-cell table:style-name="ce88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3" calcext:value-type="float">
              <text:p>5023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0]*60*60)+([.E190]*60)+[.F190])" office:value-type="float" office:value="72719" calcext:value-type="float">
              <text:p>72719</text:p>
            </table:table-cell>
            <table:table-cell table:style-name="ce88" table:formula="of:=(([.H190]*60*60)+([.I190]*60)+[.J190])" office:value-type="float" office:value="76200" calcext:value-type="float">
              <text:p>76200</text:p>
            </table:table-cell>
            <table:table-cell table:style-name="ce88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4" calcext:value-type="float">
              <text:p>5024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1]*60*60)+([.E191]*60)+[.F191])" office:value-type="float" office:value="76247" calcext:value-type="float">
              <text:p>76247</text:p>
            </table:table-cell>
            <table:table-cell table:style-name="ce88" table:formula="of:=(([.H191]*60*60)+([.I191]*60)+[.J191])" office:value-type="float" office:value="79860" calcext:value-type="float">
              <text:p>79860</text:p>
            </table:table-cell>
            <table:table-cell table:style-name="ce88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5" calcext:value-type="float">
              <text:p>5025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2]*60*60)+([.E192]*60)+[.F192])" office:value-type="float" office:value="80098" calcext:value-type="float">
              <text:p>80098</text:p>
            </table:table-cell>
            <table:table-cell table:style-name="ce88" table:formula="of:=(([.H192]*60*60)+([.I192]*60)+[.J192])" office:value-type="float" office:value="83640" calcext:value-type="float">
              <text:p>83640</text:p>
            </table:table-cell>
            <table:table-cell table:style-name="ce88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26" calcext:value-type="float">
              <text:p>5026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3]*60*60)+([.E193]*60)+[.F193])" office:value-type="float" office:value="83700" calcext:value-type="float">
              <text:p>83700</text:p>
            </table:table-cell>
            <table:table-cell table:style-name="ce88" table:formula="of:=(([.H193]*60*60)+([.I193]*60)+[.J193])" office:value-type="float" office:value="87000" calcext:value-type="float">
              <text:p>87000</text:p>
            </table:table-cell>
            <table:table-cell table:style-name="ce88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7" calcext:value-type="float">
              <text:p>502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[.C194]+24)" office:value-type="float" office:value="24" calcext:value-type="float">
              <text:p>24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G194]+24)" office:value-type="float" office:value="25" calcext:value-type="float">
              <text:p>25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88" table:formula="of:=(([.D194]*60*60)+([.E194]*60)+[.F194])" office:value-type="float" office:value="87089" calcext:value-type="float">
              <text:p>87089</text:p>
            </table:table-cell>
            <table:table-cell table:style-name="ce88" table:formula="of:=(([.H194]*60*60)+([.I194]*60)+[.J194])" office:value-type="float" office:value="91555" calcext:value-type="float">
              <text:p>91555</text:p>
            </table:table-cell>
            <table:table-cell table:style-name="ce88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29" calcext:value-type="float">
              <text:p>50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C195]+24)" office:value-type="float" office:value="25" calcext:value-type="float">
              <text:p>2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G195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5]*60*60)+([.E195]*60)+[.F195])" office:value-type="float" office:value="92316" calcext:value-type="float">
              <text:p>92316</text:p>
            </table:table-cell>
            <table:table-cell table:style-name="ce88" table:formula="of:=(([.H195]*60*60)+([.I195]*60)+[.J195])" office:value-type="float" office:value="94920" calcext:value-type="float">
              <text:p>94920</text:p>
            </table:table-cell>
            <table:table-cell table:style-name="ce88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30" calcext:value-type="float">
              <text:p>5030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C196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G196]+24)" office:value-type="float" office:value="27" calcext:value-type="float">
              <text:p>27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6]*60*60)+([.E196]*60)+[.F196])" office:value-type="float" office:value="94950" calcext:value-type="float">
              <text:p>94950</text:p>
            </table:table-cell>
            <table:table-cell table:style-name="ce88" table:formula="of:=(([.H196]*60*60)+([.I196]*60)+[.J196])" office:value-type="float" office:value="97860" calcext:value-type="float">
              <text:p>97860</text:p>
            </table:table-cell>
            <table:table-cell table:style-name="ce88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1" calcext:value-type="float">
              <text:p>503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C197]+24)" office:value-type="float" office:value="27" calcext:value-type="float">
              <text:p>27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G197]+24)" office:value-type="float" office:value="28" calcext:value-type="float">
              <text:p>28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table:formula="of:=(([.D197]*60*60)+([.E197]*60)+[.F197])" office:value-type="float" office:value="98647" calcext:value-type="float">
              <text:p>98647</text:p>
            </table:table-cell>
            <table:table-cell table:style-name="ce88" table:formula="of:=(([.H197]*60*60)+([.I197]*60)+[.J197])" office:value-type="float" office:value="102331" calcext:value-type="float">
              <text:p>102331</text:p>
            </table:table-cell>
            <table:table-cell table:style-name="ce88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2" calcext:value-type="float">
              <text:p>5032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C198]+24)" office:value-type="float" office:value="28" calcext:value-type="float">
              <text:p>28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G198]+24)" office:value-type="float" office:value="29" calcext:value-type="float">
              <text:p>29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8]*60*60)+([.E198]*60)+[.F198])" office:value-type="float" office:value="102375" calcext:value-type="float">
              <text:p>102375</text:p>
            </table:table-cell>
            <table:table-cell table:style-name="ce88" table:formula="of:=(([.H198]*60*60)+([.I198]*60)+[.J198])" office:value-type="float" office:value="105480" calcext:value-type="float">
              <text:p>105480</text:p>
            </table:table-cell>
            <table:table-cell table:style-name="ce88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3" calcext:value-type="float">
              <text:p>5033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C199]+24)" office:value-type="float" office:value="29" calcext:value-type="float">
              <text:p>29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table:formula="of:=([.G199]+24)" office:value-type="float" office:value="31" calcext:value-type="float">
              <text:p>3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([.D199]*60*60)+([.E199]*60)+[.F199])" office:value-type="float" office:value="105553" calcext:value-type="float">
              <text:p>105553</text:p>
            </table:table-cell>
            <table:table-cell table:style-name="ce88" table:formula="of:=(([.H199]*60*60)+([.I199]*60)+[.J199])" office:value-type="float" office:value="111743" calcext:value-type="float">
              <text:p>111743</text:p>
            </table:table-cell>
            <table:table-cell table:style-name="ce88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8" calcext:value-type="float">
              <text:p>503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[.C200]+24)" office:value-type="float" office:value="45" calcext:value-type="float">
              <text:p>45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G200]+24)" office:value-type="float" office:value="46" calcext:value-type="float">
              <text:p>46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0]*60*60)+([.E200]*60)+[.F200])" office:value-type="float" office:value="164417" calcext:value-type="float">
              <text:p>164417</text:p>
            </table:table-cell>
            <table:table-cell table:style-name="ce88" table:formula="of:=(([.H200]*60*60)+([.I200]*60)+[.J200])" office:value-type="float" office:value="167760" calcext:value-type="float">
              <text:p>167760</text:p>
            </table:table-cell>
            <table:table-cell table:style-name="ce88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9" calcext:value-type="float">
              <text:p>5039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C201]+24)" office:value-type="float" office:value="46" calcext:value-type="float">
              <text:p>46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57" calcext:value-type="float">
              <text:p>57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[.G201]+24)" office:value-type="float" office:value="47" calcext:value-type="float">
              <text:p>4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1]*60*60)+([.E201]*60)+[.F201])" office:value-type="float" office:value="167877" calcext:value-type="float">
              <text:p>167877</text:p>
            </table:table-cell>
            <table:table-cell table:style-name="ce88" table:formula="of:=(([.H201]*60*60)+([.I201]*60)+[.J201])" office:value-type="float" office:value="171540" calcext:value-type="float">
              <text:p>171540</text:p>
            </table:table-cell>
            <table:table-cell table:style-name="ce88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02]*60*60)+([.E202]*60)+[.F202])" office:value-type="float" office:value="37500" calcext:value-type="float">
              <text:p>37500</text:p>
            </table:table-cell>
            <table:table-cell table:style-name="ce88" table:formula="of:=(([.H202]*60*60)+([.I202]*60)+[.J202])" office:value-type="float" office:value="39600" calcext:value-type="float">
              <text:p>39600</text:p>
            </table:table-cell>
            <table:table-cell table:style-name="ce88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3]*60*60)+([.E203]*60)+[.F203])" office:value-type="float" office:value="37320" calcext:value-type="float">
              <text:p>37320</text:p>
            </table:table-cell>
            <table:table-cell table:style-name="ce88" table:formula="of:=(([.H203]*60*60)+([.I203]*60)+[.J203])" office:value-type="float" office:value="37500" calcext:value-type="float">
              <text:p>37500</text:p>
            </table:table-cell>
            <table:table-cell table:style-name="ce88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1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4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table:formula="of:=24+[.C232]" office:value-type="float" office:value="34" calcext:value-type="float">
              <text:p>34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G232]" office:value-type="float" office:value="36" calcext:value-type="float">
              <text:p>36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2]*60*60)+([.E232]*60)+[.F232])" office:value-type="float" office:value="124679" calcext:value-type="float">
              <text:p>124679</text:p>
            </table:table-cell>
            <table:table-cell table:style-name="ce70" table:formula="of:=(([.H232]*60*60)+([.I232]*60)+[.J232])" office:value-type="float" office:value="130851" calcext:value-type="float">
              <text:p>130851</text:p>
            </table:table-cell>
            <table:table-cell table:style-name="ce70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8" calcext:value-type="float">
              <text:p>5068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C233]" office:value-type="float" office:value="36" calcext:value-type="float">
              <text:p>36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58" calcext:value-type="float">
              <text:p>58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G233]" office:value-type="float" office:value="37" calcext:value-type="float">
              <text:p>37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3]*60*60)+([.E233]*60)+[.F233])" office:value-type="float" office:value="131218" calcext:value-type="float">
              <text:p>131218</text:p>
            </table:table-cell>
            <table:table-cell table:style-name="ce70" table:formula="of:=(([.H233]*60*60)+([.I233]*60)+[.J233])" office:value-type="float" office:value="135831" calcext:value-type="float">
              <text:p>135831</text:p>
            </table:table-cell>
            <table:table-cell table:style-name="ce70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9" calcext:value-type="float">
              <text:p>5069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C234]" office:value-type="float" office:value="37" calcext:value-type="float">
              <text:p>37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G234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table:formula="of:=(([.D234]*60*60)+([.E234]*60)+[.F234])" office:value-type="float" office:value="135870" calcext:value-type="float">
              <text:p>135870</text:p>
            </table:table-cell>
            <table:table-cell table:style-name="ce70" table:formula="of:=(([.H234]*60*60)+([.I234]*60)+[.J234])" office:value-type="float" office:value="140103" calcext:value-type="float">
              <text:p>140103</text:p>
            </table:table-cell>
            <table:table-cell table:style-name="ce70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0" calcext:value-type="float">
              <text:p>507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C235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40" calcext:value-type="float">
              <text:p>40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G235]" office:value-type="float" office:value="39" calcext:value-type="float">
              <text:p>39</text:p>
            </table:table-cell>
            <table:table-cell table:style-name="ce70" office:value-type="float" office:value="4" calcext:value-type="float">
              <text:p>4</text:p>
            </table:table-cell>
            <table:table-cell table:style-name="ce70" office:value-type="float" office:value="41" calcext:value-type="float">
              <text:p>41</text:p>
            </table:table-cell>
            <table:table-cell table:style-name="ce70" table:formula="of:=(([.D235]*60*60)+([.E235]*60)+[.F235])" office:value-type="float" office:value="140140" calcext:value-type="float">
              <text:p>140140</text:p>
            </table:table-cell>
            <table:table-cell table:style-name="ce70" table:formula="of:=(([.H235]*60*60)+([.I235]*60)+[.J235])" office:value-type="float" office:value="140681" calcext:value-type="float">
              <text:p>140681</text:p>
            </table:table-cell>
            <table:table-cell table:style-name="ce70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1" calcext:value-type="float">
              <text:p>5071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C236]" office:value-type="float" office:value="39" calcext:value-type="float">
              <text:p>39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G236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 table:formula="of:=(([.D236]*60*60)+([.E236]*60)+[.F236])" office:value-type="float" office:value="141636" calcext:value-type="float">
              <text:p>141636</text:p>
            </table:table-cell>
            <table:table-cell table:style-name="ce70" table:formula="of:=(([.H236]*60*60)+([.I236]*60)+[.J236])" office:value-type="float" office:value="145025" calcext:value-type="float">
              <text:p>145025</text:p>
            </table:table-cell>
            <table:table-cell table:style-name="ce70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2" calcext:value-type="float">
              <text:p>5072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C237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39" calcext:value-type="float">
              <text:p>3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G237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37]*60*60)+([.E237]*60)+[.F237])" office:value-type="float" office:value="145059" calcext:value-type="float">
              <text:p>145059</text:p>
            </table:table-cell>
            <table:table-cell table:style-name="ce70" table:formula="of:=(([.H237]*60*60)+([.I237]*60)+[.J237])" office:value-type="float" office:value="148569" calcext:value-type="float">
              <text:p>148569</text:p>
            </table:table-cell>
            <table:table-cell table:style-name="ce70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3" calcext:value-type="float">
              <text:p>5073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C238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56" calcext:value-type="float">
              <text:p>56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table:formula="of:=24+[.G238]" office:value-type="float" office:value="42" calcext:value-type="float">
              <text:p>42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8]*60*60)+([.E238]*60)+[.F238])" office:value-type="float" office:value="148616" calcext:value-type="float">
              <text:p>148616</text:p>
            </table:table-cell>
            <table:table-cell table:style-name="ce70" table:formula="of:=(([.H238]*60*60)+([.I238]*60)+[.J238])" office:value-type="float" office:value="152340" calcext:value-type="float">
              <text:p>152340</text:p>
            </table:table-cell>
            <table:table-cell table:style-name="ce70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5" calcext:value-type="float">
              <text:p>5075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table:formula="of:=24+[.C239]" office:value-type="float" office:value="44" calcext:value-type="float">
              <text:p>44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G239]" office:value-type="float" office:value="45" calcext:value-type="float">
              <text:p>45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39]*60*60)+([.E239]*60)+[.F239])" office:value-type="float" office:value="159042" calcext:value-type="float">
              <text:p>159042</text:p>
            </table:table-cell>
            <table:table-cell table:style-name="ce70" table:formula="of:=(([.H239]*60*60)+([.I239]*60)+[.J239])" office:value-type="float" office:value="163117" calcext:value-type="float">
              <text:p>163117</text:p>
            </table:table-cell>
            <table:table-cell table:style-name="ce70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6" calcext:value-type="float">
              <text:p>507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C240]" office:value-type="float" office:value="45" calcext:value-type="float">
              <text:p>45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G240]" office:value-type="float" office:value="46" calcext:value-type="float">
              <text:p>4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table:formula="of:=(([.D240]*60*60)+([.E240]*60)+[.F240])" office:value-type="float" office:value="163157" calcext:value-type="float">
              <text:p>163157</text:p>
            </table:table-cell>
            <table:table-cell table:style-name="ce70" table:formula="of:=(([.H240]*60*60)+([.I240]*60)+[.J240])" office:value-type="float" office:value="166902" calcext:value-type="float">
              <text:p>166902</text:p>
            </table:table-cell>
            <table:table-cell table:style-name="ce70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7" calcext:value-type="float">
              <text:p>507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C241]" office:value-type="float" office:value="46" calcext:value-type="float">
              <text:p>46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 table:formula="of:=24+[.G241]" office:value-type="float" office:value="47" calcext:value-type="float">
              <text:p>47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1]*60*60)+([.E241]*60)+[.F241])" office:value-type="float" office:value="166947" calcext:value-type="float">
              <text:p>166947</text:p>
            </table:table-cell>
            <table:table-cell table:style-name="ce70" table:formula="of:=(([.H241]*60*60)+([.I241]*60)+[.J241])" office:value-type="float" office:value="169920" calcext:value-type="float">
              <text:p>169920</text:p>
            </table:table-cell>
            <table:table-cell table:style-name="ce70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70" table:formula="of:=24+[.G242]" office:value-type="float" office:value="24" calcext:value-type="float">
              <text:p>24</text:p>
            </table:table-cell>
            <table:table-cell table:style-name="ce70" table:number-columns-repeated="2"/>
            <table:table-cell table:style-name="ce70" table:formula="of:=(([.D242]*60*60)+([.E242]*60)+[.F242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3]*60*60)+([.E243]*60)+[.F243])" office:value-type="float" office:value="115680" calcext:value-type="float">
              <text:p>115680</text:p>
            </table:table-cell>
            <table:table-cell table:style-name="ce70" table:formula="of:=(([.H243]*60*60)+([.I243]*60)+[.J243])" office:value-type="float" office:value="116880" calcext:value-type="float">
              <text:p>116880</text:p>
            </table:table-cell>
            <table:table-cell table:style-name="ce70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9.42" calcext:value-type="float">
              <text:p>9.42</text:p>
            </table:table-cell>
            <table:table-cell table:style-name="ce83" office:value-type="string" calcext:value-type="string">
              <text:p>5040-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80]-[.K170])" office:value-type="float" office:value="-20162" calcext:value-type="float">
              <text:p>-20162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241]-[.K206])+[.M242]" office:value-type="float" office:value="170880" calcext:value-type="float">
              <text:p>170880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243]+[.M232]" office:value-type="float" office:value="7372" calcext:value-type="float">
              <text:p>7372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244]-[.H244])" office:value-type="float" office:value="163508" calcext:value-type="float">
              <text:p>163508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6" office:value-type="float" office:value="6.495" calcext:value-type="float">
            <text:p>6.495</text:p>
          </table:table-cell>
          <table:table-cell table:style-name="ce76" table:number-columns-repeated="9"/>
          <table:table-cell table:style-name="ce90" table:number-columns-repeated="3"/>
          <table:table-cell table:style-name="ce44"/>
          <table:table-cell table:style-name="ce106" table:number-columns-repeated="15"/>
          <table:table-cell table:number-columns-repeated="995"/>
        </table:table-row>
        <table:table-row-group>
          <table:table-row table:style-name="ro3">
            <table:table-cell table:style-name="ce72"/>
            <table:table-cell table:style-name="ce72" office:value-type="float" office:value="5078" calcext:value-type="float">
              <text:p>5078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6]*60*60)+([.E246]*60)+[.F246])" office:value-type="float" office:value="3484" calcext:value-type="float">
              <text:p>3484</text:p>
            </table:table-cell>
            <table:table-cell table:style-name="ce90" table:formula="of:=(([.H246]*60*60)+([.I246]*60)+[.J246])" office:value-type="float" office:value="4620" calcext:value-type="float">
              <text:p>4620</text:p>
            </table:table-cell>
            <table:table-cell table:style-name="ce90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79" calcext:value-type="float">
              <text:p>507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7]*60*60)+([.E247]*60)+[.F247])" office:value-type="float" office:value="4719" calcext:value-type="float">
              <text:p>4719</text:p>
            </table:table-cell>
            <table:table-cell table:style-name="ce90" table:formula="of:=(([.H247]*60*60)+([.I247]*60)+[.J247])" office:value-type="float" office:value="5100" calcext:value-type="float">
              <text:p>5100</text:p>
            </table:table-cell>
            <table:table-cell table:style-name="ce90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0" calcext:value-type="float">
              <text:p>5080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52" calcext:value-type="float">
              <text:p>52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90" table:formula="of:=(([.D248]*60*60)+([.E248]*60)+[.F248])" office:value-type="float" office:value="5272" calcext:value-type="float">
              <text:p>5272</text:p>
            </table:table-cell>
            <table:table-cell table:style-name="ce90" table:formula="of:=(([.H248]*60*60)+([.I248]*60)+[.J248])" office:value-type="float" office:value="8676" calcext:value-type="float">
              <text:p>8676</text:p>
            </table:table-cell>
            <table:table-cell table:style-name="ce90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1" calcext:value-type="float">
              <text:p>5081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49]*60*60)+([.E249]*60)+[.F249])" office:value-type="float" office:value="8713" calcext:value-type="float">
              <text:p>8713</text:p>
            </table:table-cell>
            <table:table-cell table:style-name="ce90" table:formula="of:=(([.H249]*60*60)+([.I249]*60)+[.J249])" office:value-type="float" office:value="12011" calcext:value-type="float">
              <text:p>12011</text:p>
            </table:table-cell>
            <table:table-cell table:style-name="ce90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2" calcext:value-type="float">
              <text:p>508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50]*60*60)+([.E250]*60)+[.F250])" office:value-type="float" office:value="12053" calcext:value-type="float">
              <text:p>12053</text:p>
            </table:table-cell>
            <table:table-cell table:style-name="ce90" table:formula="of:=(([.H250]*60*60)+([.I250]*60)+[.J250])" office:value-type="float" office:value="15113" calcext:value-type="float">
              <text:p>15113</text:p>
            </table:table-cell>
            <table:table-cell table:style-name="ce90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3" calcext:value-type="float">
              <text:p>508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1]*60*60)+([.E251]*60)+[.F251])" office:value-type="float" office:value="15221" calcext:value-type="float">
              <text:p>15221</text:p>
            </table:table-cell>
            <table:table-cell table:style-name="ce90" table:formula="of:=(([.H251]*60*60)+([.I251]*60)+[.J251])" office:value-type="float" office:value="15480" calcext:value-type="float">
              <text:p>15480</text:p>
            </table:table-cell>
            <table:table-cell table:style-name="ce90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4" calcext:value-type="float">
              <text:p>508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90" table:formula="of:=(([.D252]*60*60)+([.E252]*60)+[.F252])" office:value-type="float" office:value="26807" calcext:value-type="float">
              <text:p>26807</text:p>
            </table:table-cell>
            <table:table-cell table:style-name="ce90" table:formula="of:=(([.H252]*60*60)+([.I252]*60)+[.J252])" office:value-type="float" office:value="28568" calcext:value-type="float">
              <text:p>28568</text:p>
            </table:table-cell>
            <table:table-cell table:style-name="ce90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5" calcext:value-type="float">
              <text:p>5085</text:p>
            </table:table-cell>
            <table:table-cell table:style-name="ce72"/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3]*60*60)+([.E253]*60)+[.F253])" office:value-type="float" office:value="31156" calcext:value-type="float">
              <text:p>31156</text:p>
            </table:table-cell>
            <table:table-cell table:style-name="ce90" table:formula="of:=(([.H253]*60*60)+([.I253]*60)+[.J253])" office:value-type="float" office:value="32820" calcext:value-type="float">
              <text:p>32820</text:p>
            </table:table-cell>
            <table:table-cell table:style-name="ce90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6" calcext:value-type="float">
              <text:p>508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4]*60*60)+([.E254]*60)+[.F254])" office:value-type="float" office:value="35778" calcext:value-type="float">
              <text:p>35778</text:p>
            </table:table-cell>
            <table:table-cell table:style-name="ce90" table:formula="of:=(([.H254]*60*60)+([.I254]*60)+[.J254])" office:value-type="float" office:value="37413" calcext:value-type="float">
              <text:p>37413</text:p>
            </table:table-cell>
            <table:table-cell table:style-name="ce90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9" calcext:value-type="float">
              <text:p>5089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8" calcext:value-type="float">
              <text:p>38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90" table:formula="of:=(([.D255]*60*60)+([.E255]*60)+[.F255])" office:value-type="float" office:value="58358" calcext:value-type="float">
              <text:p>58358</text:p>
            </table:table-cell>
            <table:table-cell table:style-name="ce90" table:formula="of:=(([.H255]*60*60)+([.I255]*60)+[.J255])" office:value-type="float" office:value="62117" calcext:value-type="float">
              <text:p>62117</text:p>
            </table:table-cell>
            <table:table-cell table:style-name="ce90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0" calcext:value-type="float">
              <text:p>5090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56]*60*60)+([.E256]*60)+[.F256])" office:value-type="float" office:value="62193" calcext:value-type="float">
              <text:p>62193</text:p>
            </table:table-cell>
            <table:table-cell table:style-name="ce90" table:formula="of:=(([.H256]*60*60)+([.I256]*60)+[.J256])" office:value-type="float" office:value="66071" calcext:value-type="float">
              <text:p>66071</text:p>
            </table:table-cell>
            <table:table-cell table:style-name="ce90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1" calcext:value-type="float">
              <text:p>5091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57]*60*60)+([.E257]*60)+[.F257])" office:value-type="float" office:value="66129" calcext:value-type="float">
              <text:p>66129</text:p>
            </table:table-cell>
            <table:table-cell table:style-name="ce90" table:formula="of:=(([.H257]*60*60)+([.I257]*60)+[.J257])" office:value-type="float" office:value="69798" calcext:value-type="float">
              <text:p>69798</text:p>
            </table:table-cell>
            <table:table-cell table:style-name="ce90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2" calcext:value-type="float">
              <text:p>5092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8]*60*60)+([.E258]*60)+[.F258])" office:value-type="float" office:value="69834" calcext:value-type="float">
              <text:p>69834</text:p>
            </table:table-cell>
            <table:table-cell table:style-name="ce90" table:formula="of:=(([.H258]*60*60)+([.I258]*60)+[.J258])" office:value-type="float" office:value="73353" calcext:value-type="float">
              <text:p>73353</text:p>
            </table:table-cell>
            <table:table-cell table:style-name="ce90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3" calcext:value-type="float">
              <text:p>5093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9]*60*60)+([.E259]*60)+[.F259])" office:value-type="float" office:value="73421" calcext:value-type="float">
              <text:p>73421</text:p>
            </table:table-cell>
            <table:table-cell table:style-name="ce90" table:formula="of:=(([.H259]*60*60)+([.I259]*60)+[.J259])" office:value-type="float" office:value="77700" calcext:value-type="float">
              <text:p>77700</text:p>
            </table:table-cell>
            <table:table-cell table:style-name="ce90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4" calcext:value-type="float">
              <text:p>5094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60]*60*60)+([.E260]*60)+[.F260])" office:value-type="float" office:value="77762" calcext:value-type="float">
              <text:p>77762</text:p>
            </table:table-cell>
            <table:table-cell table:style-name="ce90" table:formula="of:=(([.H260]*60*60)+([.I260]*60)+[.J260])" office:value-type="float" office:value="81411" calcext:value-type="float">
              <text:p>81411</text:p>
            </table:table-cell>
            <table:table-cell table:style-name="ce90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5" calcext:value-type="float">
              <text:p>5095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90" table:formula="of:=(([.D261]*60*60)+([.E261]*60)+[.F261])" office:value-type="float" office:value="81444" calcext:value-type="float">
              <text:p>81444</text:p>
            </table:table-cell>
            <table:table-cell table:style-name="ce90" table:formula="of:=(([.H261]*60*60)+([.I261]*60)+[.J261])" office:value-type="float" office:value="84021" calcext:value-type="float">
              <text:p>84021</text:p>
            </table:table-cell>
            <table:table-cell table:style-name="ce90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6" calcext:value-type="float">
              <text:p>5096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24+[.C262]" office:value-type="float" office:value="25" calcext:value-type="float">
              <text:p>25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G262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90" table:formula="of:=(([.D262]*60*60)+([.E262]*60)+[.F262])" office:value-type="float" office:value="92156" calcext:value-type="float">
              <text:p>92156</text:p>
            </table:table-cell>
            <table:table-cell table:style-name="ce90" table:formula="of:=(([.H262]*60*60)+([.I262]*60)+[.J262])" office:value-type="float" office:value="96375" calcext:value-type="float">
              <text:p>96375</text:p>
            </table:table-cell>
            <table:table-cell table:style-name="ce90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7" calcext:value-type="float">
              <text:p>5097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C263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G263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63]*60*60)+([.E263]*60)+[.F263])" office:value-type="float" office:value="96408" calcext:value-type="float">
              <text:p>96408</text:p>
            </table:table-cell>
            <table:table-cell table:style-name="ce90" table:formula="of:=(([.H263]*60*60)+([.I263]*60)+[.J263])" office:value-type="float" office:value="99916" calcext:value-type="float">
              <text:p>99916</text:p>
            </table:table-cell>
            <table:table-cell table:style-name="ce90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8" calcext:value-type="float">
              <text:p>509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C264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G264]" office:value-type="float" office:value="28" calcext:value-type="float">
              <text:p>28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64]*60*60)+([.E264]*60)+[.F264])" office:value-type="float" office:value="99955" calcext:value-type="float">
              <text:p>99955</text:p>
            </table:table-cell>
            <table:table-cell table:style-name="ce90" table:formula="of:=(([.H264]*60*60)+([.I264]*60)+[.J264])" office:value-type="float" office:value="103613" calcext:value-type="float">
              <text:p>103613</text:p>
            </table:table-cell>
            <table:table-cell table:style-name="ce90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9" calcext:value-type="float">
              <text:p>509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C265]" office:value-type="float" office:value="28" calcext:value-type="float">
              <text:p>28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G265]" office:value-type="float" office:value="29" calcext:value-type="float">
              <text:p>29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90" table:formula="of:=(([.D265]*60*60)+([.E265]*60)+[.F265])" office:value-type="float" office:value="103674" calcext:value-type="float">
              <text:p>103674</text:p>
            </table:table-cell>
            <table:table-cell table:style-name="ce90" table:formula="of:=(([.H265]*60*60)+([.I265]*60)+[.J265])" office:value-type="float" office:value="107070" calcext:value-type="float">
              <text:p>107070</text:p>
            </table:table-cell>
            <table:table-cell table:style-name="ce90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0" calcext:value-type="float">
              <text:p>510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C266]" office:value-type="float" office:value="29" calcext:value-type="float">
              <text:p>29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G266]" office:value-type="float" office:value="30" calcext:value-type="float">
              <text:p>3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90" table:formula="of:=(([.D266]*60*60)+([.E266]*60)+[.F266])" office:value-type="float" office:value="107158" calcext:value-type="float">
              <text:p>107158</text:p>
            </table:table-cell>
            <table:table-cell table:style-name="ce90" table:formula="of:=(([.H266]*60*60)+([.I266]*60)+[.J266])" office:value-type="float" office:value="110593" calcext:value-type="float">
              <text:p>110593</text:p>
            </table:table-cell>
            <table:table-cell table:style-name="ce90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1" calcext:value-type="float">
              <text:p>5101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C267]" office:value-type="float" office:value="30" calcext:value-type="float">
              <text:p>30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G267]" office:value-type="float" office:value="31" calcext:value-type="float">
              <text:p>31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67]*60*60)+([.E267]*60)+[.F267])" office:value-type="float" office:value="110643" calcext:value-type="float">
              <text:p>110643</text:p>
            </table:table-cell>
            <table:table-cell table:style-name="ce90" table:formula="of:=(([.H267]*60*60)+([.I267]*60)+[.J267])" office:value-type="float" office:value="113958" calcext:value-type="float">
              <text:p>113958</text:p>
            </table:table-cell>
            <table:table-cell table:style-name="ce90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2" calcext:value-type="float">
              <text:p>5102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C268]" office:value-type="float" office:value="31" calcext:value-type="float">
              <text:p>3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G268]" office:value-type="float" office:value="32" calcext:value-type="float">
              <text:p>32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90" table:formula="of:=(([.D268]*60*60)+([.E268]*60)+[.F268])" office:value-type="float" office:value="114174" calcext:value-type="float">
              <text:p>114174</text:p>
            </table:table-cell>
            <table:table-cell table:style-name="ce90" table:formula="of:=(([.H268]*60*60)+([.I268]*60)+[.J268])" office:value-type="float" office:value="117925" calcext:value-type="float">
              <text:p>117925</text:p>
            </table:table-cell>
            <table:table-cell table:style-name="ce90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3" calcext:value-type="float">
              <text:p>5103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C269]" office:value-type="float" office:value="32" calcext:value-type="float">
              <text:p>32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G269]" office:value-type="float" office:value="33" calcext:value-type="float">
              <text:p>33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90" table:formula="of:=(([.D269]*60*60)+([.E269]*60)+[.F269])" office:value-type="float" office:value="117994" calcext:value-type="float">
              <text:p>117994</text:p>
            </table:table-cell>
            <table:table-cell table:style-name="ce90" table:formula="of:=(([.H269]*60*60)+([.I269]*60)+[.J269])" office:value-type="float" office:value="121352" calcext:value-type="float">
              <text:p>121352</text:p>
            </table:table-cell>
            <table:table-cell table:style-name="ce90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**</text:p>
            </table:table-cell>
            <table:table-cell table:style-name="ce72" office:value-type="float" office:value="5104" calcext:value-type="float">
              <text:p>510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C270]" office:value-type="float" office:value="33" calcext:value-type="float">
              <text:p>33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G270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0]*60*60)+([.E270]*60)+[.F270])" office:value-type="float" office:value="121380" calcext:value-type="float">
              <text:p>121380</text:p>
            </table:table-cell>
            <table:table-cell table:style-name="ce90" table:formula="of:=(([.H270]*60*60)+([.I270]*60)+[.J270])" office:value-type="float" office:value="124980" calcext:value-type="float">
              <text:p>124980</text:p>
            </table:table-cell>
            <table:table-cell table:style-name="ce90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5" calcext:value-type="float">
              <text:p>5105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71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G271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90" table:formula="of:=(([.D271]*60*60)+([.E271]*60)+[.F271])" office:value-type="float" office:value="125033" calcext:value-type="float">
              <text:p>125033</text:p>
            </table:table-cell>
            <table:table-cell table:style-name="ce90" table:formula="of:=(([.H271]*60*60)+([.I271]*60)+[.J271])" office:value-type="float" office:value="128409" calcext:value-type="float">
              <text:p>128409</text:p>
            </table:table-cell>
            <table:table-cell table:style-name="ce90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6" calcext:value-type="float">
              <text:p>5106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C272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72]" office:value-type="float" office:value="36" calcext:value-type="float">
              <text:p>36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90" table:formula="of:=(([.D272]*60*60)+([.E272]*60)+[.F272])" office:value-type="float" office:value="128441" calcext:value-type="float">
              <text:p>128441</text:p>
            </table:table-cell>
            <table:table-cell table:style-name="ce90" table:formula="of:=(([.H272]*60*60)+([.I272]*60)+[.J272])" office:value-type="float" office:value="132206" calcext:value-type="float">
              <text:p>132206</text:p>
            </table:table-cell>
            <table:table-cell table:style-name="ce90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7" calcext:value-type="float">
              <text:p>510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73]" office:value-type="float" office:value="36" calcext:value-type="float">
              <text:p>36</text:p>
            </table:table-cell>
            <table:table-cell table:style-name="ce72" office:value-type="float" office:value="49" calcext:value-type="float">
              <text:p>49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73]" office:value-type="float" office:value="37" calcext:value-type="float">
              <text:p>37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3]*60*60)+([.E273]*60)+[.F273])" office:value-type="float" office:value="132569" calcext:value-type="float">
              <text:p>132569</text:p>
            </table:table-cell>
            <table:table-cell table:style-name="ce90" table:formula="of:=(([.H273]*60*60)+([.I273]*60)+[.J273])" office:value-type="float" office:value="133860" calcext:value-type="float">
              <text:p>133860</text:p>
            </table:table-cell>
            <table:table-cell table:style-name="ce90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8" calcext:value-type="float">
              <text:p>510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74]" office:value-type="float" office:value="37" calcext:value-type="float">
              <text:p>3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74]" office:value-type="float" office:value="38" calcext:value-type="float">
              <text:p>38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4]*60*60)+([.E274]*60)+[.F274])" office:value-type="float" office:value="133951" calcext:value-type="float">
              <text:p>133951</text:p>
            </table:table-cell>
            <table:table-cell table:style-name="ce90" table:formula="of:=(([.H274]*60*60)+([.I274]*60)+[.J274])" office:value-type="float" office:value="137640" calcext:value-type="float">
              <text:p>137640</text:p>
            </table:table-cell>
            <table:table-cell table:style-name="ce90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9" calcext:value-type="float">
              <text:p>5109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75]" office:value-type="float" office:value="38" calcext:value-type="float">
              <text:p>38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5]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5]*60*60)+([.E275]*60)+[.F275])" office:value-type="float" office:value="137730" calcext:value-type="float">
              <text:p>137730</text:p>
            </table:table-cell>
            <table:table-cell table:style-name="ce90" table:formula="of:=(([.H275]*60*60)+([.I275]*60)+[.J275])" office:value-type="float" office:value="141420" calcext:value-type="float">
              <text:p>141420</text:p>
            </table:table-cell>
            <table:table-cell table:style-name="ce90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1" calcext:value-type="float">
              <text:p>511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6]" office:value-type="float" office:value="39" calcext:value-type="float">
              <text:p>39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76]" office:value-type="float" office:value="40" calcext:value-type="float">
              <text:p>40</text:p>
            </table:table-cell>
            <table:table-cell table:number-columns-repeated="2" table:style-name="ce72" office:value-type="float" office:value="42" calcext:value-type="float">
              <text:p>42</text:p>
            </table:table-cell>
            <table:table-cell table:style-name="ce90" table:formula="of:=(([.D276]*60*60)+([.E276]*60)+[.F276])" office:value-type="float" office:value="142572" calcext:value-type="float">
              <text:p>142572</text:p>
            </table:table-cell>
            <table:table-cell table:style-name="ce90" table:formula="of:=(([.H276]*60*60)+([.I276]*60)+[.J276])" office:value-type="float" office:value="146562" calcext:value-type="float">
              <text:p>146562</text:p>
            </table:table-cell>
            <table:table-cell table:style-name="ce90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2" calcext:value-type="float">
              <text:p>51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77]" office:value-type="float" office:value="40" calcext:value-type="float">
              <text:p>4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77]" office:value-type="float" office:value="41" calcext:value-type="float">
              <text:p>4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77]*60*60)+([.E277]*60)+[.F277])" office:value-type="float" office:value="146602" calcext:value-type="float">
              <text:p>146602</text:p>
            </table:table-cell>
            <table:table-cell table:style-name="ce90" table:formula="of:=(([.H277]*60*60)+([.I277]*60)+[.J277])" office:value-type="float" office:value="150633" calcext:value-type="float">
              <text:p>150633</text:p>
            </table:table-cell>
            <table:table-cell table:style-name="ce90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3" calcext:value-type="float">
              <text:p>511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78]" office:value-type="float" office:value="41" calcext:value-type="float">
              <text:p>41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G278]" office:value-type="float" office:value="43" calcext:value-type="float">
              <text:p>4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78]*60*60)+([.E278]*60)+[.F278])" office:value-type="float" office:value="150680" calcext:value-type="float">
              <text:p>150680</text:p>
            </table:table-cell>
            <table:table-cell table:style-name="ce90" table:formula="of:=(([.H278]*60*60)+([.I278]*60)+[.J278])" office:value-type="float" office:value="154971" calcext:value-type="float">
              <text:p>154971</text:p>
            </table:table-cell>
            <table:table-cell table:style-name="ce90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4" calcext:value-type="float">
              <text:p>511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C279]" office:value-type="float" office:value="43" calcext:value-type="float">
              <text:p>43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G279]" office:value-type="float" office:value="44" calcext:value-type="float">
              <text:p>44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90" table:formula="of:=(([.D279]*60*60)+([.E279]*60)+[.F279])" office:value-type="float" office:value="155019" calcext:value-type="float">
              <text:p>155019</text:p>
            </table:table-cell>
            <table:table-cell table:style-name="ce90" table:formula="of:=(([.H279]*60*60)+([.I279]*60)+[.J279])" office:value-type="float" office:value="159751" calcext:value-type="float">
              <text:p>159751</text:p>
            </table:table-cell>
            <table:table-cell table:style-name="ce90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5" calcext:value-type="float">
              <text:p>511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80]" office:value-type="float" office:value="44" calcext:value-type="float">
              <text:p>44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80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90" table:formula="of:=(([.D280]*60*60)+([.E280]*60)+[.F280])" office:value-type="float" office:value="159811" calcext:value-type="float">
              <text:p>159811</text:p>
            </table:table-cell>
            <table:table-cell table:style-name="ce90" table:formula="of:=(([.H280]*60*60)+([.I280]*60)+[.J280])" office:value-type="float" office:value="164225" calcext:value-type="float">
              <text:p>164225</text:p>
            </table:table-cell>
            <table:table-cell table:style-name="ce90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6" calcext:value-type="float">
              <text:p>511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81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81]" office:value-type="float" office:value="46" calcext:value-type="float">
              <text:p>46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1]*60*60)+([.E281]*60)+[.F281])" office:value-type="float" office:value="164256" calcext:value-type="float">
              <text:p>164256</text:p>
            </table:table-cell>
            <table:table-cell table:style-name="ce90" table:formula="of:=(([.H281]*60*60)+([.I281]*60)+[.J281])" office:value-type="float" office:value="168940" calcext:value-type="float">
              <text:p>168940</text:p>
            </table:table-cell>
            <table:table-cell table:style-name="ce90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7" calcext:value-type="float">
              <text:p>51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82]" office:value-type="float" office:value="46" calcext:value-type="float">
              <text:p>4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G282]" office:value-type="float" office:value="48" calcext:value-type="float">
              <text:p>48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82]*60*60)+([.E282]*60)+[.F282])" office:value-type="float" office:value="168981" calcext:value-type="float">
              <text:p>168981</text:p>
            </table:table-cell>
            <table:table-cell table:style-name="ce90" table:formula="of:=(([.H282]*60*60)+([.I282]*60)+[.J282])" office:value-type="float" office:value="172860" calcext:value-type="float">
              <text:p>172860</text:p>
            </table:table-cell>
            <table:table-cell table:style-name="ce90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8" calcext:value-type="float">
              <text:p>51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C283]" office:value-type="float" office:value="48" calcext:value-type="float">
              <text:p>48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G283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90" table:formula="of:=(([.D283]*60*60)+([.E283]*60)+[.F283])" office:value-type="float" office:value="172963" calcext:value-type="float">
              <text:p>172963</text:p>
            </table:table-cell>
            <table:table-cell table:style-name="ce90" table:formula="of:=(([.H283]*60*60)+([.I283]*60)+[.J283])" office:value-type="float" office:value="176543" calcext:value-type="float">
              <text:p>176543</text:p>
            </table:table-cell>
            <table:table-cell table:style-name="ce90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9" calcext:value-type="float">
              <text:p>5119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C284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G284]" office:value-type="float" office:value="50" calcext:value-type="float">
              <text:p>5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90" table:formula="of:=(([.D284]*60*60)+([.E284]*60)+[.F284])" office:value-type="float" office:value="176576" calcext:value-type="float">
              <text:p>176576</text:p>
            </table:table-cell>
            <table:table-cell table:style-name="ce90" table:formula="of:=(([.H284]*60*60)+([.I284]*60)+[.J284])" office:value-type="float" office:value="180174" calcext:value-type="float">
              <text:p>180174</text:p>
            </table:table-cell>
            <table:table-cell table:style-name="ce90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20" calcext:value-type="float">
              <text:p>512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C285]" office:value-type="float" office:value="50" calcext:value-type="float">
              <text:p>5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48+[.G285]" office:value-type="float" office:value="51" calcext:value-type="float">
              <text:p>5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85]*60*60)+([.E285]*60)+[.F285])" office:value-type="float" office:value="180311" calcext:value-type="float">
              <text:p>180311</text:p>
            </table:table-cell>
            <table:table-cell table:style-name="ce90" table:formula="of:=(([.H285]*60*60)+([.I285]*60)+[.J285])" office:value-type="float" office:value="183736" calcext:value-type="float">
              <text:p>183736</text:p>
            </table:table-cell>
            <table:table-cell table:style-name="ce90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22" calcext:value-type="float">
              <text:p>512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C286]" office:value-type="float" office:value="54" calcext:value-type="float">
              <text:p>54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G286]" office:value-type="float" office:value="54" calcext:value-type="float">
              <text:p>5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6]*60*60)+([.E286]*60)+[.F286])" office:value-type="float" office:value="194682" calcext:value-type="float">
              <text:p>194682</text:p>
            </table:table-cell>
            <table:table-cell table:style-name="ce90" table:formula="of:=(([.H286]*60*60)+([.I286]*60)+[.J286])" office:value-type="float" office:value="197980" calcext:value-type="float">
              <text:p>197980</text:p>
            </table:table-cell>
            <table:table-cell table:style-name="ce90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8" calcext:value-type="float">
              <text:p>5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287]*60*60)+([.E287]*60)+[.F287])" office:value-type="float" office:value="480" calcext:value-type="float">
              <text:p>480</text:p>
            </table:table-cell>
            <table:table-cell table:style-name="ce90" table:formula="of:=(([.H287]*60*60)+([.I287]*60)+[.J287])" office:value-type="float" office:value="3480" calcext:value-type="float">
              <text:p>3480</text:p>
            </table:table-cell>
            <table:table-cell table:style-name="ce90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88]" office:value-type="float" office:value="36" calcext:value-type="float">
              <text:p>3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88]" office:value-type="float" office:value="36" calcext:value-type="float">
              <text:p>36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table:formula="of:=(([.D288]*60*60)+([.E288]*60)+[.F288])" office:value-type="float" office:value="132206" calcext:value-type="float">
              <text:p>132206</text:p>
            </table:table-cell>
            <table:table-cell table:style-name="ce90" table:formula="of:=(([.H288]*60*60)+([.I288]*60)+[.J288])" office:value-type="float" office:value="132569" calcext:value-type="float">
              <text:p>132569</text:p>
            </table:table-cell>
            <table:table-cell table:style-name="ce90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5013-50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SUM([.M246:.M278])" office:value-type="float" office:value="102291" calcext:value-type="float">
              <text:p>102291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286]-[.K287])" office:value-type="float" office:value="197500" calcext:value-type="float">
              <text:p>197500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288]+[.M273]+[.M274]+[.M275]" office:value-type="float" office:value="9033" calcext:value-type="float">
              <text:p>9033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289]-[.H289])" office:value-type="float" office:value="188467" calcext:value-type="float">
              <text:p>188467</text:p>
            </table:table-cell>
            <table:table-cell table:style-name="ce72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 table:number-rows-repeated="773">
          <table:table-cell table:number-columns-repeated="1024"/>
        </table:table-row>
        <table:table-row table:style-name="ro4" table:number-rows-repeated="1047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141" meta:object-count="0"/>
    <meta:generator>LibreOfficeDev/6.0.5.2$Linux_X86_64 LibreOffice_project/</meta:generator>
  </office:meta>
</office:document-meta>
</file>